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608C0000407400001518BD3E9A07.emf" manifest:media-type="image/x-emf"/>
  <manifest:file-entry manifest:full-path="Pictures/1000000000000AD0000000D8269FE92C.png" manifest:media-type="image/png"/>
  <manifest:file-entry manifest:full-path="Pictures/1000000100000270000000CCCEB1B8AA.png" manifest:media-type="image/png"/>
  <manifest:file-entry manifest:full-path="Pictures/10000000000002A90000006295EE6965.png" manifest:media-type="image/png"/>
  <manifest:file-entry manifest:full-path="Pictures/10000000000002A9000000618F8AC494.png" manifest:media-type="image/png"/>
  <manifest:file-entry manifest:full-path="Pictures/1000000100000589000005897D0A11C4.gif" manifest:media-type="image/gif"/>
  <manifest:file-entry manifest:full-path="Pictures/10000000000002A90000006114758EE8.png" manifest:media-type="image/png"/>
  <manifest:file-entry manifest:full-path="Pictures/10000000000002A9000000617DA4F766.png" manifest:media-type="image/png"/>
  <manifest:file-entry manifest:full-path="Pictures/10000000000002A9000000619142336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Rounded MT Bold" svg:font-family="'Arial Rounded MT Bold'" style:font-family-generic="swiss" style:font-pitch="variable"/>
    <style:font-face style:name="Arial Rounded MT Bold1" svg:font-family="'Arial Rounded MT Bold'" style:font-pitch="variable"/>
    <style:font-face style:name="Arial Rounded MT Bold2" svg:font-family="'Arial Rounded MT Bold'" style:font-family-generic="swiss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width="0.026cm" svg:stroke-linecap="butt" draw:fill="solid" draw:fill-color="#063d7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>
        <loext:fill-complex-color loext:theme-type="accent1" loext:color-type="theme"/>
      </style:graphic-properties>
    </style:style>
    <style:style style:name="gr3" style:family="graphic" style:parent-style-name="standard" style:list-style-name="L9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_31__5f_Titelfolie-title" style:list-style-name="L1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_31__5f_Titelfolie-subtitle" style:list-style-name="L2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_31__5f_Titelfoli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Abschnittsüberschrift-title" style:list-style-name="L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Abschnittsüberschrift-outline1" style:list-style-name="L3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10.798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Abschnittsüberschrif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el_20_und_20_Inhalt_5f_No_20_Breadcrumbs-title" style:list-style-name="L1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el_20_und_20_Inhalt_5f_No_20_Breadcrumbs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el_20_und_20_Inhalt_5f_No_20_Breadcrumbs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itel_20_und_20_Inhalt_5f_Breadcrumb-title" style:list-style-name="L1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el_20_und_20_Inhalt_5f_Breadcrumb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itel_20_und_20_Inhalt_5f_Breadcrumb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el_20_und_20_Inhalt_5f_Breadcrumb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Titel_20_und_20_Inhalt_5f_Breadcrumb-title" style:list-style-name="L1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el_20_und_20_Inhalt_5f_Breadcrumb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language="en" fo:country="G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26pt" fo:language="en" fo:country="GB"/>
    </style:style>
    <style:style style:name="P3" style:family="paragraph">
      <style:paragraph-properties fo:margin-left="0cm" fo:margin-right="0cm" fo:margin-top="0.423cm" fo:margin-bottom="0.212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language="en" fo:country="GB"/>
    </style:style>
    <style:style style:name="P4" style:family="paragraph">
      <loext:graphic-properties draw:fill="none" draw:fill-color="#ffffff"/>
      <style:paragraph-properties fo:margin-left="0cm" fo:margin-right="0cm" fo:margin-top="0.423cm" fo:margin-bottom="0.212cm" fo:line-height="100%" fo:text-align="center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size="20pt" fo:language="en" fo:country="GB"/>
    </style:style>
    <style:style style:name="P5" style:family="paragraph">
      <loext:graphic-properties draw:fill-color="#ffffff"/>
      <style:text-properties fo:language="en" fo:country="GB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language="en" fo:country="G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40pt" fo:language="en" fo:country="GB"/>
    </style:style>
    <style:style style:name="P8" style:family="paragraph">
      <style:paragraph-properties fo:margin-left="0cm" fo:margin-right="0cm" fo:margin-top="0.423cm" fo:margin-bottom="0.212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language="en" fo:country="GB"/>
    </style:style>
    <style:style style:name="P9" style:family="paragraph">
      <loext:graphic-properties draw:fill="none"/>
      <style:paragraph-properties fo:margin-left="0cm" fo:margin-right="0cm" fo:margin-top="0.423cm" fo:margin-bottom="0.212cm" fo:line-height="100%" fo:text-align="start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size="24pt" fo:language="en" fo:country="GB"/>
    </style:style>
    <style:style style:name="P10" style:family="paragraph">
      <style:paragraph-properties fo:margin-left="0cm" fo:margin-right="0cm" fo:margin-top="0.423cm" fo:margin-bottom="0.212cm" fo:line-height="100%" fo:text-align="start" fo:text-indent="0cm" style:punctuation-wrap="hanging" style:writing-mode="lr-tb"/>
      <style:text-properties fo:language="en" fo:country="GB"/>
    </style:style>
    <style:style style:name="P11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language="en" fo:country="GB"/>
    </style:style>
    <style:style style:name="P12" style:family="paragraph">
      <loext:graphic-properties draw:fill="none"/>
      <style:paragraph-properties fo:margin-left="0cm" fo:margin-right="0cm" fo:margin-top="0.423cm" fo:margin-bottom="0.212cm" fo:line-height="100%" fo:text-align="start" fo:text-indent="0cm" style:punctuation-wrap="hanging" style:font-independent-line-spacing="true"/>
      <style:text-properties fo:font-size="20pt" fo:language="en" fo:country="GB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P14" style:family="paragraph">
      <loext:graphic-properties draw:fill="solid" draw:fill-color="#063d79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GB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P15" style:family="paragraph">
      <style:paragraph-properties fo:margin-left="0cm" fo:margin-right="0cm" fo:margin-top="0.423cm" fo:margin-bottom="0.212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0pt" fo:language="en" fo:country="GB"/>
    </style:style>
    <style:style style:name="P16" style:family="paragraph">
      <loext:graphic-properties draw:fill="none"/>
      <style:paragraph-properties fo:margin-left="0cm" fo:margin-right="0cm" fo:margin-top="0.423cm" fo:margin-bottom="0.212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GB"/>
    </style:style>
    <style:style style:name="T1" style:family="text">
      <style:text-properties fo:font-variant="normal" fo:text-transform="none" fo:color="#063d79" loext:opacity="100%" style:text-outline="false" style:text-line-through-style="none" style:text-line-through-type="none" style:text-position="0% 100%" style:font-name="Arial2" fo:font-size="26pt" fo:letter-spacing="normal" fo:language="en" fo:country="GB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text-transform="uppercase" fo:color="#063d79" loext:opacity="100%" style:text-outline="false" style:text-line-through-style="none" style:text-line-through-type="none" style:text-position="0% 100%" style:font-name="Arial2" fo:font-size="40pt" fo:letter-spacing="normal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063d79" loext:opacity="100%" style:text-outline="false" style:text-line-through-style="none" style:text-line-through-type="none" style:text-position="0% 100%" style:font-name="Arial2" fo:font-size="26pt" fo:letter-spacing="normal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969696" loext:opacity="100%" style:text-outline="false" style:text-line-through-style="none" style:text-line-through-type="none" style:text-position="0% 100%" style:font-name="Arial2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9fa3a8" loext:opacity="100%" style:text-outline="false" style:text-line-through-style="none" style:text-line-through-type="none" style:text-position="0% 100%" style:font-name="Arial2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accent5" loext:color-type="theme">
          <loext:transformation loext:type="lummod" loext:value="7500"/>
        </loext:char-complex-color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063d7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63d79" fo:font-size="8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63d79" fo:font-size="8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min-label-width="0.953cm"/>
        <style:text-properties fo:font-family="Wingdings" style:font-pitch="variable" style:font-charset="x-symbol" fo:color="#063d79" fo:font-size="8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">
        <style:list-level-properties text:min-label-width="0.953cm"/>
        <style:text-properties fo:font-family="Wingdings" style:font-pitch="variable" style:font-charset="x-symbol" fo:color="#063d79" fo:font-size="8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063d7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">
        <style:list-level-properties text:min-label-width="0.953cm"/>
        <style:text-properties fo:font-family="Wingdings" style:font-pitch="variable" style:font-charset="x-symbol" fo:color="#063d79" fo:font-size="8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063d79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OpenSymbol" fo:color="#063d79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min-label-width="0.953cm"/>
        <style:text-properties fo:font-family="Wingdings" style:font-pitch="variable" style:font-charset="x-symbol" fo:color="#063d79" fo:font-size="8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063d79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OpenSymbol" fo:color="#063d79" fo:font-size="100%"/>
      </text:list-level-style-bullet>
      <text:list-level-style-bullet text:level="4" text:bullet-char="">
        <style:list-level-properties text:space-before="3.704cm" text:min-label-width="0.635cm"/>
        <style:text-properties fo:font-family="Wingdings" style:font-pitch="variable" style:font-charset="x-symbol" fo:color="#063d79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63d79" fo:font-size="8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_31__5f_Titelfolie">
        <draw:frame draw:name="Title 3" presentation:style-name="pr1" draw:text-style-name="P2" draw:layer="layout" svg:width="31.149cm" svg:height="5.079cm" svg:x="1.358cm" svg:y="5.446cm" presentation:class="title" presentation:user-transformed="true">
          <draw:text-box>
            <text:p text:style-name="P1"><text:span text:style-name="T1">Trusted Execution Environments</text:span><text:span text:style-name="T1"><text:line-break/></text:span><text:span text:style-name="T1">- an overview -</text:span></text:p>
          </draw:text-box>
        </draw:frame>
        <draw:frame draw:name="Subtitle 4" presentation:style-name="pr2" draw:text-style-name="P4" draw:layer="layout" svg:width="23.706cm" svg:height="4.087cm" svg:x="5.015cm" svg:y="13.037cm" presentation:class="subtitle" presentation:user-transformed="true">
          <draw:text-box>
            <text:p text:style-name="P3"><text:span text:style-name="T2">Ștefan-Octavian Radu</text:span></text:p>
            <text:p text:style-name="P3"><text:span text:style-name="T3">Advisor: Thomas Prantl</text:span></text:p>
            <text:p text:style-name="P3"><text:span text:style-name="T2"><text:date style:data-style-name="D4" text:date-value="2024-01-24">24/01/2024</text:date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Section" draw:style-name="dp1" draw:master-page-name="Abschnittsüberschrift">
        <draw:frame draw:name="Title 3" presentation:style-name="pr4" draw:text-style-name="P7" draw:layer="layout" svg:width="28.786cm" svg:height="3.783cm" svg:x="2.675cm" svg:y="12.241cm" presentation:class="title" presentation:user-transformed="true">
          <draw:text-box>
            <text:p text:style-name="P6"><text:span text:style-name="T4">BeispielSection</text:span></text:p>
          </draw:text-box>
        </draw:frame>
        <draw:frame draw:name="Text Placeholder 4" presentation:style-name="pr5" draw:text-style-name="P9" draw:layer="layout" svg:width="28.786cm" svg:height="4.166cm" svg:x="2.675cm" svg:y="8.074cm" presentation:class="outline" presentation:user-transformed="true">
          <draw:text-box>
            <text:p text:style-name="P8"><text:span text:style-name="T5">Überschrif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titel" draw:style-name="dp1" draw:master-page-name="Titel_20_und_20_Inhalt_5f_No_20_Breadcrumbs">
        <draw:frame draw:name="Title 6" presentation:style-name="pr7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6">Beispieltitel</text:span></text:p>
          </draw:text-box>
        </draw:frame>
        <draw:frame draw:name="Text Placeholder 7" presentation:style-name="pr8" draw:text-style-name="P12" draw:layer="layout" svg:width="29.603cm" svg:height="14.401cm" svg:x="1.999cm" svg:y="2.524cm" presentation:class="outline" presentation:user-transformed="true">
          <draw:text-box>
            <text:list text:style-name="L4">
              <text:list-item>
                <text:p text:style-name="P10"><text:span text:style-name="T7">Die ist eine Beispielfolie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Mit einem Beispielunterpunkt</text:span></text:p>
                  </text:list-item>
                  <text:list-item>
                    <text:p text:style-name="P11"><text:span text:style-name="T8">Und einem weiteren</text:span></text:p>
                  </text:list-item>
                  <text:list-item>
                    <text:p text:style-name="P11"><text:span text:style-name="T8">Und einem dritte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9">Auch dieser kann noch Unterpunkte haben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9">Oder noch meh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7">Oder wieder zurück auf Ebene 1</text:span></text:p>
              </text:list-item>
              <text:list-item>
                <text:p text:style-name="P10"><text:span text:style-name="T7">Der Abstand ist hier größer</text:span></text:p>
                <text:list>
                  <text:list-item>
                    <text:p text:style-name="P11"><text:span text:style-name="T8">Als h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titel (2)" draw:style-name="dp1" draw:master-page-name="Titel_20_und_20_Inhalt_5f_Breadcrumb">
        <draw:frame draw:name="Title 6" presentation:style-name="pr10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6">Beispieltitel</text:span></text:p>
          </draw:text-box>
        </draw:frame>
        <draw:frame draw:name="Text Placeholder 7" presentation:style-name="pr11" draw:text-style-name="P12" draw:layer="layout" svg:width="29.603cm" svg:height="14.191cm" svg:x="1.999cm" svg:y="2.733cm" presentation:class="outline" presentation:user-transformed="true">
          <draw:text-box>
            <text:list text:style-name="L4">
              <text:list-item>
                <text:p text:style-name="P10"><text:span text:style-name="T7">Man kann auch Breadcrumbs verwenden</text:span></text:p>
              </text:list-item>
              <text:list-item>
                <text:p text:style-name="P10"><text:span text:style-name="T7">Hier eine Vorlage zum Kopieren</text:span></text:p>
              </text:list-item>
              <text:list-item>
                <text:p text:style-name="P10"><text:span text:style-name="T7">Möglicherweise muss man Anzahl und Position der Pfeile im Master-Layout ändern</text:span></text:p>
              </text:list-item>
            </text:list>
          </draw:text-box>
        </draw:frame>
        <draw:frame draw:name="Text Placeholder 1" presentation:style-name="pr12" draw:text-style-name="P12" draw:layer="layout" svg:width="22.202cm" svg:height="0.74cm" svg:x="5.532cm" svg:y="1.936cm" presentation:class="outline" presentation:user-transformed="true">
          <draw:text-box>
            <text:list text:style-name="L4">
              <text:list-item>
                <text:p text:style-name="P10"><text:span text:style-name="T10">Introduction</text:span><text:span text:style-name="T11"><text:tab/></text:span><text:span text:style-name="T11">Related Work</text:span><text:span text:style-name="T11"><text:tab/></text:span><text:span text:style-name="T11">Approach</text:span><text:span text:style-name="T11"><text:tab/></text:span><text:span text:style-name="T11"> <text:s text:c="11"/>Evaluation</text:span><text:span text:style-name="T11"><text:tab/></text:span><text:span text:style-name="T11"> <text:s text:c="6"/>Conclusion</text:span></text:p>
              </text:list-item>
            </text:list>
          </draw:text-box>
        </draw:frame>
        <draw:custom-shape draw:name="Eingekerbter Richtungspfeil 11" draw:style-name="gr2" draw:text-style-name="P14" draw:layer="layout" svg:width="0.439cm" svg:height="0.439cm" svg:x="9.433cm" svg:y="2.086cm">
          <text:p text:style-name="P13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Eingekerbter Richtungspfeil 11" draw:style-name="gr2" draw:text-style-name="P14" draw:layer="layout" svg:width="0.439cm" svg:height="0.439cm" svg:x="14.933cm" svg:y="2.086cm">
          <text:p text:style-name="P13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Eingekerbter Richtungspfeil 11" draw:style-name="gr2" draw:text-style-name="P14" draw:layer="layout" svg:width="0.439cm" svg:height="0.439cm" svg:x="19.134cm" svg:y="2.086cm">
          <text:p text:style-name="P13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Eingekerbter Richtungspfeil 11" draw:style-name="gr2" draw:text-style-name="P14" draw:layer="layout" svg:width="0.439cm" svg:height="0.439cm" svg:x="23.602cm" svg:y="2.086cm">
          <text:p text:style-name="P13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titel (3)" draw:style-name="dp1" draw:master-page-name="Titel_20_und_20_Inhalt_5f_Breadcrumb">
        <draw:frame draw:name="Title 6" presentation:style-name="pr1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6">Beispieltitel</text:span></text:p>
          </draw:text-box>
        </draw:frame>
        <draw:frame draw:name="Text Placeholder 7" presentation:style-name="pr15" draw:text-style-name="P12" draw:layer="layout" svg:width="29.603cm" svg:height="14.191cm" svg:x="1.999cm" svg:y="2.733cm" presentation:class="outline" presentation:user-transformed="true">
          <draw:text-box>
            <text:list text:style-name="L4">
              <text:list-item>
                <text:p text:style-name="P10"><text:span text:style-name="T7">So sähe das dann aus</text:span></text:p>
              </text:list-item>
            </text:list>
          </draw:text-box>
        </draw:frame>
        <draw:custom-shape draw:name="Text Placeholder 1" draw:style-name="gr3" draw:text-style-name="P16" draw:layer="layout" svg:width="22.202cm" svg:height="0.74cm" svg:x="5.532cm" svg:y="1.936cm">
          <text:p text:style-name="P15"><text:span text:style-name="T13">Introduction</text:span><text:span text:style-name="T11"><text:tab/></text:span><text:span text:style-name="T14">Related Work</text:span><text:span text:style-name="T11"><text:tab/></text:span><text:span text:style-name="T11">Approach</text:span><text:span text:style-name="T11"><text:tab/></text:span><text:span text:style-name="T11"> <text:s text:c="11"/>Evaluation</text:span><text:span text:style-name="T11"><text:tab/></text:span><text:span text:style-name="T11"> <text:s text:c="6"/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ingekerbter Richtungspfeil 11" draw:style-name="gr2" draw:text-style-name="P14" draw:layer="layout" svg:width="0.439cm" svg:height="0.439cm" svg:x="9.433cm" svg:y="2.086cm">
          <text:p text:style-name="P13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Eingekerbter Richtungspfeil 11" draw:style-name="gr2" draw:text-style-name="P14" draw:layer="layout" svg:width="0.439cm" svg:height="0.439cm" svg:x="14.933cm" svg:y="2.086cm">
          <text:p text:style-name="P13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Eingekerbter Richtungspfeil 11" draw:style-name="gr2" draw:text-style-name="P14" draw:layer="layout" svg:width="0.439cm" svg:height="0.439cm" svg:x="19.134cm" svg:y="2.086cm">
          <text:p text:style-name="P13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Eingekerbter Richtungspfeil 11" draw:style-name="gr2" draw:text-style-name="P14" draw:layer="layout" svg:width="0.439cm" svg:height="0.439cm" svg:x="23.602cm" svg:y="2.086cm">
          <text:p text:style-name="P13"><text:span text:style-name="T12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Rounded MT Bold" svg:font-family="'Arial Rounded MT Bold'" style:font-family-generic="swiss" style:font-pitch="variable"/>
    <style:font-face style:name="Arial Rounded MT Bold1" svg:font-family="'Arial Rounded MT Bold'" style:font-pitch="variable"/>
    <style:font-face style:name="Arial Rounded MT Bold2" svg:font-family="'Arial Rounded MT Bold'" style:font-family-generic="swiss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e7e7e7" draw:start-intensity="100%" draw:end-intensity="100%" draw:angle="90deg" draw:border="0%">
      <loext:gradient-stop svg:offset="0" loext:color-type="rgb" loext:color-value="#ffffff"/>
      <loext:gradient-stop svg:offset="1" loext:color-type="rgb" loext:color-value="#e7e7e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elfolie-background" style:display-name="1_Titelfoli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_31__5f_Titelfolie-backgroundobjects" style:display-name="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-notes" style:display-name="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-outline1" style:display-name="1_Titelfolie-outline1" style:family="presentation">
      <style:graphic-properties draw:stroke="none" draw:fill="none" draw:auto-grow-height="false" draw:fit-to-size="false" style:shrink-to-fit="true" style:writing-mode="lr-tb">
        <text:list-style style:name="_31__5f_Titelfolie-outline1" style:display-name="1_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_31__5f_Titelfolie-outline2" style:display-name="1_Titelfolie-outline2" style:family="presentation" style:parent-style-name="_31__5f_Titelfoli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_31__5f_Titelfolie-outline3" style:display-name="1_Titelfolie-outline3" style:family="presentation" style:parent-style-name="_31__5f_Titelfoli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_31__5f_Titelfolie-outline4" style:display-name="1_Titelfolie-outline4" style:family="presentation" style:parent-style-name="_31__5f_Titelfoli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_31__5f_Titelfolie-outline5" style:display-name="1_Titelfolie-outline5" style:family="presentation" style:parent-style-name="_31__5f_Titelfolie-outline4">
      <style:paragraph-properties fo:margin-top="0.1cm" fo:margin-bottom="0cm"/>
      <style:text-properties fo:font-size="20pt" style:font-size-asian="20pt" style:font-size-complex="20pt"/>
    </style:style>
    <style:style style:name="_31__5f_Titelfolie-outline6" style:display-name="1_Titelfolie-outline6" style:family="presentation" style:parent-style-name="_31__5f_Titelfolie-outline5">
      <style:paragraph-properties fo:margin-top="0.1cm" fo:margin-bottom="0cm"/>
      <style:text-properties fo:font-size="20pt" style:font-size-asian="20pt" style:font-size-complex="20pt"/>
    </style:style>
    <style:style style:name="_31__5f_Titelfolie-outline7" style:display-name="1_Titelfolie-outline7" style:family="presentation" style:parent-style-name="_31__5f_Titelfolie-outline6">
      <style:paragraph-properties fo:margin-top="0.1cm" fo:margin-bottom="0cm"/>
      <style:text-properties fo:font-size="20pt" style:font-size-asian="20pt" style:font-size-complex="20pt"/>
    </style:style>
    <style:style style:name="_31__5f_Titelfolie-outline8" style:display-name="1_Titelfolie-outline8" style:family="presentation" style:parent-style-name="_31__5f_Titelfolie-outline7">
      <style:paragraph-properties fo:margin-top="0.1cm" fo:margin-bottom="0cm"/>
      <style:text-properties fo:font-size="20pt" style:font-size-asian="20pt" style:font-size-complex="20pt"/>
    </style:style>
    <style:style style:name="_31__5f_Titelfolie-outline9" style:display-name="1_Titelfolie-outline9" style:family="presentation" style:parent-style-name="_31__5f_Titelfolie-outline8">
      <style:paragraph-properties fo:margin-top="0.1cm" fo:margin-bottom="0cm"/>
      <style:text-properties fo:font-size="20pt" style:font-size-asian="20pt" style:font-size-complex="20pt"/>
    </style:style>
    <style:style style:name="_31__5f_Titelfolie-subtitle" style:display-name="1_Titelfolie-subtitle" style:family="presentation">
      <style:graphic-properties draw:stroke="none" draw:fill="none" draw:textarea-vertical-align="middle">
        <text:list-style style:name="_31__5f_Titelfolie-subtitle" style:display-name="1_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-title" style:display-name="1_Titelfolie-title" style:family="presentation">
      <style:graphic-properties draw:stroke="none" draw:fill="none" draw:textarea-vertical-align="middle" style:writing-mode="lr-tb">
        <text:list-style style:name="_31__5f_Titelfolie-title" style:display-name="1_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family="'Arial Rounded MT Bold'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family="'Arial Rounded MT Bold'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el_20_und_20_vertikaler_20_Text-background" style:display-name="Titel und vertikaler 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el_20_und_20_vertikaler_20_Text-backgroundobjects" style:display-name="Titel und vertikal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vertikaler_20_Text-notes" style:display-name="Titel und vertikal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outline1" style:display-name="Titel und vertikaler Text-outline1" style:family="presentation">
      <style:graphic-properties draw:stroke="none" draw:fill="none" draw:auto-grow-height="false" draw:fit-to-size="false" style:shrink-to-fit="true" style:writing-mode="lr-tb">
        <text:list-style style:name="Titel_20_und_20_vertikaler_20_Text-outline1" style:display-name="Titel und vertikaler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itel_20_und_20_vertikaler_20_Text-outline2" style:display-name="Titel und vertikaler Text-outline2" style:family="presentation" style:parent-style-name="Titel_20_und_20_vertikaler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Titel_20_und_20_vertikaler_20_Text-outline3" style:display-name="Titel und vertikaler Text-outline3" style:family="presentation" style:parent-style-name="Titel_20_und_20_vertikaler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Titel_20_und_20_vertikaler_20_Text-outline4" style:display-name="Titel und vertikaler Text-outline4" style:family="presentation" style:parent-style-name="Titel_20_und_20_vertikaler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Titel_20_und_20_vertikaler_20_Text-outline5" style:display-name="Titel und vertikaler Text-outline5" style:family="presentation" style:parent-style-name="Titel_20_und_20_vertikaler_20_Text-outline4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6" style:display-name="Titel und vertikaler Text-outline6" style:family="presentation" style:parent-style-name="Titel_20_und_20_vertikaler_20_Text-outline5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7" style:display-name="Titel und vertikaler Text-outline7" style:family="presentation" style:parent-style-name="Titel_20_und_20_vertikaler_20_Text-outline6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8" style:display-name="Titel und vertikaler Text-outline8" style:family="presentation" style:parent-style-name="Titel_20_und_20_vertikaler_20_Text-outline7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9" style:display-name="Titel und vertikaler Text-outline9" style:family="presentation" style:parent-style-name="Titel_20_und_20_vertikaler_20_Text-outline8">
      <style:paragraph-properties fo:margin-top="0.1cm" fo:margin-bottom="0cm"/>
      <style:text-properties fo:font-size="20pt" style:font-size-asian="20pt" style:font-size-complex="20pt"/>
    </style:style>
    <style:style style:name="Titel_20_und_20_vertikaler_20_Text-subtitle" style:display-name="Titel und vertikaler Text-subtitle" style:family="presentation">
      <style:graphic-properties draw:stroke="none" draw:fill="none" draw:textarea-vertical-align="middle">
        <text:list-style style:name="Titel_20_und_20_vertikaler_20_Text-subtitle" style:display-name="Titel und vertikaler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title" style:display-name="Titel und vertikaler Text-title" style:family="presentation">
      <style:graphic-properties draw:stroke="none" draw:fill="none" draw:textarea-vertical-align="middle" style:writing-mode="lr-tb">
        <text:list-style style:name="Titel_20_und_20_vertikaler_20_Text-title" style:display-name="Titel und vertikaler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family="'Arial Rounded MT Bold'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kaler_20_Titel_20_und_20_Text-background" style:display-name="Vertikaler Titel und 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kaler_20_Titel_20_und_20_Text-backgroundobjects" style:display-name="Vertikaler Titel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kaler_20_Titel_20_und_20_Text-notes" style:display-name="Vertikaler Titel u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outline1" style:display-name="Vertikaler Titel und Text-outline1" style:family="presentation">
      <style:graphic-properties draw:stroke="none" draw:fill="none" draw:auto-grow-height="false" draw:fit-to-size="false" style:shrink-to-fit="true" style:writing-mode="lr-tb">
        <text:list-style style:name="Vertikaler_20_Titel_20_und_20_Text-outline1" style:display-name="Vertikaler Titel u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Vertikaler_20_Titel_20_und_20_Text-outline2" style:display-name="Vertikaler Titel und Text-outline2" style:family="presentation" style:parent-style-name="Vertikaler_20_Titel_20_u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Vertikaler_20_Titel_20_und_20_Text-outline3" style:display-name="Vertikaler Titel und Text-outline3" style:family="presentation" style:parent-style-name="Vertikaler_20_Titel_20_u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Vertikaler_20_Titel_20_und_20_Text-outline4" style:display-name="Vertikaler Titel und Text-outline4" style:family="presentation" style:parent-style-name="Vertikaler_20_Titel_20_u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Vertikaler_20_Titel_20_und_20_Text-outline5" style:display-name="Vertikaler Titel und Text-outline5" style:family="presentation" style:parent-style-name="Vertikaler_20_Titel_20_und_20_Text-outline4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6" style:display-name="Vertikaler Titel und Text-outline6" style:family="presentation" style:parent-style-name="Vertikaler_20_Titel_20_und_20_Text-outline5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7" style:display-name="Vertikaler Titel und Text-outline7" style:family="presentation" style:parent-style-name="Vertikaler_20_Titel_20_und_20_Text-outline6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8" style:display-name="Vertikaler Titel und Text-outline8" style:family="presentation" style:parent-style-name="Vertikaler_20_Titel_20_und_20_Text-outline7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9" style:display-name="Vertikaler Titel und Text-outline9" style:family="presentation" style:parent-style-name="Vertikaler_20_Titel_20_und_20_Text-outline8">
      <style:paragraph-properties fo:margin-top="0.1cm" fo:margin-bottom="0cm"/>
      <style:text-properties fo:font-size="20pt" style:font-size-asian="20pt" style:font-size-complex="20pt"/>
    </style:style>
    <style:style style:name="Vertikaler_20_Titel_20_und_20_Text-subtitle" style:display-name="Vertikaler Titel und Text-subtitle" style:family="presentation">
      <style:graphic-properties draw:stroke="none" draw:fill="none" draw:textarea-vertical-align="middle">
        <text:list-style style:name="Vertikaler_20_Titel_20_und_20_Text-subtitle" style:display-name="Vertikaler Titel u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title" style:display-name="Vertikaler Titel und Text-title" style:family="presentation">
      <style:graphic-properties draw:stroke="none" draw:fill="none" draw:textarea-vertical-align="middle" style:writing-mode="lr-tb">
        <text:list-style style:name="Vertikaler_20_Titel_20_und_20_Text-title" style:display-name="Vertikaler Titel u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family="'Arial Rounded MT Bold'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Abschnittsüberschrif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überschrift-outline1" style:family="presentation">
      <style:graphic-properties draw:stroke="none" draw:fill="none" draw:auto-grow-height="false" draw:fit-to-size="false" style:shrink-to-fit="true" style:writing-mode="lr-tb">
        <text:list-style style:name="Abschnitts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Abschnittsüberschrift-outline2" style:family="presentation" style:parent-style-name="Abschnittsüberschrif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Abschnittsüberschrift-outline3" style:family="presentation" style:parent-style-name="Abschnittsüberschrif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Abschnittsüberschrift-outline4" style:family="presentation" style:parent-style-name="Abschnittsüberschrif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Abschnittsüberschrift-outline5" style:family="presentation" style:parent-style-name="Abschnittsüberschrift-outline4">
      <style:paragraph-properties fo:margin-top="0.1cm" fo:margin-bottom="0cm"/>
      <style:text-properties fo:font-size="20pt" style:font-size-asian="20pt" style:font-size-complex="20pt"/>
    </style:style>
    <style:style style:name="Abschnittsüberschrift-outline6" style:family="presentation" style:parent-style-name="Abschnittsüberschrift-outline5">
      <style:paragraph-properties fo:margin-top="0.1cm" fo:margin-bottom="0cm"/>
      <style:text-properties fo:font-size="20pt" style:font-size-asian="20pt" style:font-size-complex="20pt"/>
    </style:style>
    <style:style style:name="Abschnittsüberschrift-outline7" style:family="presentation" style:parent-style-name="Abschnittsüberschrift-outline6">
      <style:paragraph-properties fo:margin-top="0.1cm" fo:margin-bottom="0cm"/>
      <style:text-properties fo:font-size="20pt" style:font-size-asian="20pt" style:font-size-complex="20pt"/>
    </style:style>
    <style:style style:name="Abschnittsüberschrift-outline8" style:family="presentation" style:parent-style-name="Abschnittsüberschrift-outline7">
      <style:paragraph-properties fo:margin-top="0.1cm" fo:margin-bottom="0cm"/>
      <style:text-properties fo:font-size="20pt" style:font-size-asian="20pt" style:font-size-complex="20pt"/>
    </style:style>
    <style:style style:name="Abschnittsüberschrift-outline9" style:family="presentation" style:parent-style-name="Abschnittsüberschrift-outline8">
      <style:paragraph-properties fo:margin-top="0.1cm" fo:margin-bottom="0cm"/>
      <style:text-properties fo:font-size="20pt" style:font-size-asian="20pt" style:font-size-complex="20pt"/>
    </style:style>
    <style:style style:name="Abschnittsüberschrift-subtitle" style:family="presentation">
      <style:graphic-properties draw:stroke="none" draw:fill="none" draw:textarea-vertical-align="middle">
        <text:list-style style:name="Abschnitts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überschrift-title" style:family="presentation">
      <style:graphic-properties draw:stroke="none" draw:fill="none" draw:textarea-vertical-align="middle" style:writing-mode="lr-tb">
        <text:list-style style:name="Abschnitts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family="'Arial Rounded MT Bold'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el_20_und_20_Inhalt_5f_No_20_Breadcrumbs-background" style:display-name="Titel und Inhalt_No Breadcrumb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el_20_und_20_Inhalt_5f_No_20_Breadcrumbs-backgroundobjects" style:display-name="Titel und Inhalt_No Breadcrumb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No_20_Breadcrumbs-notes" style:display-name="Titel und Inhalt_No Breadcrumb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No_20_Breadcrumbs-outline1" style:display-name="Titel und Inhalt_No Breadcrumbs-outline1" style:family="presentation">
      <style:graphic-properties draw:stroke="none" draw:fill="none" draw:auto-grow-height="false" draw:fit-to-size="false" style:shrink-to-fit="true" style:writing-mode="lr-tb">
        <text:list-style style:name="Titel_20_und_20_Inhalt_5f_No_20_Breadcrumbs-outline1" style:display-name="Titel und Inhalt_No Breadcrumb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itel_20_und_20_Inhalt_5f_No_20_Breadcrumbs-outline2" style:display-name="Titel und Inhalt_No Breadcrumbs-outline2" style:family="presentation" style:parent-style-name="Titel_20_und_20_Inhalt_5f_No_20_Breadcrumbs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Titel_20_und_20_Inhalt_5f_No_20_Breadcrumbs-outline3" style:display-name="Titel und Inhalt_No Breadcrumbs-outline3" style:family="presentation" style:parent-style-name="Titel_20_und_20_Inhalt_5f_No_20_Breadcrumbs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Titel_20_und_20_Inhalt_5f_No_20_Breadcrumbs-outline4" style:display-name="Titel und Inhalt_No Breadcrumbs-outline4" style:family="presentation" style:parent-style-name="Titel_20_und_20_Inhalt_5f_No_20_Breadcrumbs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Titel_20_und_20_Inhalt_5f_No_20_Breadcrumbs-outline5" style:display-name="Titel und Inhalt_No Breadcrumbs-outline5" style:family="presentation" style:parent-style-name="Titel_20_und_20_Inhalt_5f_No_20_Breadcrumbs-outline4">
      <style:paragraph-properties fo:margin-top="0.1cm" fo:margin-bottom="0cm"/>
      <style:text-properties fo:font-size="20pt" style:font-size-asian="20pt" style:font-size-complex="20pt"/>
    </style:style>
    <style:style style:name="Titel_20_und_20_Inhalt_5f_No_20_Breadcrumbs-outline6" style:display-name="Titel und Inhalt_No Breadcrumbs-outline6" style:family="presentation" style:parent-style-name="Titel_20_und_20_Inhalt_5f_No_20_Breadcrumbs-outline5">
      <style:paragraph-properties fo:margin-top="0.1cm" fo:margin-bottom="0cm"/>
      <style:text-properties fo:font-size="20pt" style:font-size-asian="20pt" style:font-size-complex="20pt"/>
    </style:style>
    <style:style style:name="Titel_20_und_20_Inhalt_5f_No_20_Breadcrumbs-outline7" style:display-name="Titel und Inhalt_No Breadcrumbs-outline7" style:family="presentation" style:parent-style-name="Titel_20_und_20_Inhalt_5f_No_20_Breadcrumbs-outline6">
      <style:paragraph-properties fo:margin-top="0.1cm" fo:margin-bottom="0cm"/>
      <style:text-properties fo:font-size="20pt" style:font-size-asian="20pt" style:font-size-complex="20pt"/>
    </style:style>
    <style:style style:name="Titel_20_und_20_Inhalt_5f_No_20_Breadcrumbs-outline8" style:display-name="Titel und Inhalt_No Breadcrumbs-outline8" style:family="presentation" style:parent-style-name="Titel_20_und_20_Inhalt_5f_No_20_Breadcrumbs-outline7">
      <style:paragraph-properties fo:margin-top="0.1cm" fo:margin-bottom="0cm"/>
      <style:text-properties fo:font-size="20pt" style:font-size-asian="20pt" style:font-size-complex="20pt"/>
    </style:style>
    <style:style style:name="Titel_20_und_20_Inhalt_5f_No_20_Breadcrumbs-outline9" style:display-name="Titel und Inhalt_No Breadcrumbs-outline9" style:family="presentation" style:parent-style-name="Titel_20_und_20_Inhalt_5f_No_20_Breadcrumbs-outline8">
      <style:paragraph-properties fo:margin-top="0.1cm" fo:margin-bottom="0cm"/>
      <style:text-properties fo:font-size="20pt" style:font-size-asian="20pt" style:font-size-complex="20pt"/>
    </style:style>
    <style:style style:name="Titel_20_und_20_Inhalt_5f_No_20_Breadcrumbs-subtitle" style:display-name="Titel und Inhalt_No Breadcrumbs-subtitle" style:family="presentation">
      <style:graphic-properties draw:stroke="none" draw:fill="none" draw:textarea-vertical-align="middle">
        <text:list-style style:name="Titel_20_und_20_Inhalt_5f_No_20_Breadcrumbs-subtitle" style:display-name="Titel und Inhalt_No Breadcrumb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No_20_Breadcrumbs-title" style:display-name="Titel und Inhalt_No Breadcrumbs-title" style:family="presentation">
      <style:graphic-properties draw:stroke="none" draw:fill="none" draw:textarea-vertical-align="middle" style:writing-mode="lr-tb">
        <text:list-style style:name="Titel_20_und_20_Inhalt_5f_No_20_Breadcrumbs-title" style:display-name="Titel und Inhalt_No Breadcrumb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family="'Arial Rounded MT Bold'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el_20_und_20_Inhalt_5f_Breadcrumb-background" style:display-name="Titel und Inhalt_Breadcrumb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el_20_und_20_Inhalt_5f_Breadcrumb-backgroundobjects" style:display-name="Titel und Inhalt_Breadcrum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Breadcrumb-notes" style:display-name="Titel und Inhalt_Breadcrum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Breadcrumb-outline1" style:display-name="Titel und Inhalt_Breadcrumb-outline1" style:family="presentation">
      <style:graphic-properties draw:stroke="none" draw:fill="none" draw:auto-grow-height="false" draw:fit-to-size="false" style:shrink-to-fit="true" style:writing-mode="lr-tb">
        <text:list-style style:name="Titel_20_und_20_Inhalt_5f_Breadcrumb-outline1" style:display-name="Titel und Inhalt_Breadcrumb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itel_20_und_20_Inhalt_5f_Breadcrumb-outline2" style:display-name="Titel und Inhalt_Breadcrumb-outline2" style:family="presentation" style:parent-style-name="Titel_20_und_20_Inhalt_5f_Breadcrumb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Titel_20_und_20_Inhalt_5f_Breadcrumb-outline3" style:display-name="Titel und Inhalt_Breadcrumb-outline3" style:family="presentation" style:parent-style-name="Titel_20_und_20_Inhalt_5f_Breadcrumb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Titel_20_und_20_Inhalt_5f_Breadcrumb-outline4" style:display-name="Titel und Inhalt_Breadcrumb-outline4" style:family="presentation" style:parent-style-name="Titel_20_und_20_Inhalt_5f_Breadcrumb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Titel_20_und_20_Inhalt_5f_Breadcrumb-outline5" style:display-name="Titel und Inhalt_Breadcrumb-outline5" style:family="presentation" style:parent-style-name="Titel_20_und_20_Inhalt_5f_Breadcrumb-outline4">
      <style:paragraph-properties fo:margin-top="0.1cm" fo:margin-bottom="0cm"/>
      <style:text-properties fo:font-size="20pt" style:font-size-asian="20pt" style:font-size-complex="20pt"/>
    </style:style>
    <style:style style:name="Titel_20_und_20_Inhalt_5f_Breadcrumb-outline6" style:display-name="Titel und Inhalt_Breadcrumb-outline6" style:family="presentation" style:parent-style-name="Titel_20_und_20_Inhalt_5f_Breadcrumb-outline5">
      <style:paragraph-properties fo:margin-top="0.1cm" fo:margin-bottom="0cm"/>
      <style:text-properties fo:font-size="20pt" style:font-size-asian="20pt" style:font-size-complex="20pt"/>
    </style:style>
    <style:style style:name="Titel_20_und_20_Inhalt_5f_Breadcrumb-outline7" style:display-name="Titel und Inhalt_Breadcrumb-outline7" style:family="presentation" style:parent-style-name="Titel_20_und_20_Inhalt_5f_Breadcrumb-outline6">
      <style:paragraph-properties fo:margin-top="0.1cm" fo:margin-bottom="0cm"/>
      <style:text-properties fo:font-size="20pt" style:font-size-asian="20pt" style:font-size-complex="20pt"/>
    </style:style>
    <style:style style:name="Titel_20_und_20_Inhalt_5f_Breadcrumb-outline8" style:display-name="Titel und Inhalt_Breadcrumb-outline8" style:family="presentation" style:parent-style-name="Titel_20_und_20_Inhalt_5f_Breadcrumb-outline7">
      <style:paragraph-properties fo:margin-top="0.1cm" fo:margin-bottom="0cm"/>
      <style:text-properties fo:font-size="20pt" style:font-size-asian="20pt" style:font-size-complex="20pt"/>
    </style:style>
    <style:style style:name="Titel_20_und_20_Inhalt_5f_Breadcrumb-outline9" style:display-name="Titel und Inhalt_Breadcrumb-outline9" style:family="presentation" style:parent-style-name="Titel_20_und_20_Inhalt_5f_Breadcrumb-outline8">
      <style:paragraph-properties fo:margin-top="0.1cm" fo:margin-bottom="0cm"/>
      <style:text-properties fo:font-size="20pt" style:font-size-asian="20pt" style:font-size-complex="20pt"/>
    </style:style>
    <style:style style:name="Titel_20_und_20_Inhalt_5f_Breadcrumb-subtitle" style:display-name="Titel und Inhalt_Breadcrumb-subtitle" style:family="presentation">
      <style:graphic-properties draw:stroke="none" draw:fill="none" draw:textarea-vertical-align="middle">
        <text:list-style style:name="Titel_20_und_20_Inhalt_5f_Breadcrumb-subtitle" style:display-name="Titel und Inhalt_Breadcrumb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Breadcrumb-title" style:display-name="Titel und Inhalt_Breadcrumb-title" style:family="presentation">
      <style:graphic-properties draw:stroke="none" draw:fill="none" draw:textarea-vertical-align="middle" style:writing-mode="lr-tb">
        <text:list-style style:name="Titel_20_und_20_Inhalt_5f_Breadcrumb-title" style:display-name="Titel und Inhalt_Breadcrumb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family="'Arial Rounded MT Bold'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family="'Arial Rounded MT Bold'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family="'Arial Rounded MT Bold'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family="'Arial Rounded MT Bold'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Le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 style:writing-mode="lr-tb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Leer-outline2" style:family="presentation" style:parent-style-name="Le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Leer-outline3" style:family="presentation" style:parent-style-name="Le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Leer-outline4" style:family="presentation" style:parent-style-name="Le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 style:writing-mode="lr-tb">
        <text:list-style style:name="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family="'Arial Rounded MT Bold'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nhalt_20_mit_20_Überschrift-background" style:display-name="Inhalt mit Überschrif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Inhalt_20_mit_20_Überschrift-backgroundobjects" style:display-name="Inhalt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mit_20_Überschrift-notes" style:display-name="Inhalt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mit_20_Überschrift-outline1" style:display-name="Inhalt mit Überschrift-outline1" style:family="presentation">
      <style:graphic-properties draw:stroke="none" draw:fill="none" draw:auto-grow-height="false" draw:fit-to-size="false" style:shrink-to-fit="true" style:writing-mode="lr-tb">
        <text:list-style style:name="Inhalt_20_mit_20_Überschrift-outline1" style:display-name="Inhalt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Inhalt_20_mit_20_Überschrift-outline2" style:display-name="Inhalt mit Überschrift-outline2" style:family="presentation" style:parent-style-name="Inhalt_20_mit_20_Überschrif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Inhalt_20_mit_20_Überschrift-outline3" style:display-name="Inhalt mit Überschrift-outline3" style:family="presentation" style:parent-style-name="Inhalt_20_mit_20_Überschrif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Inhalt_20_mit_20_Überschrift-outline4" style:display-name="Inhalt mit Überschrift-outline4" style:family="presentation" style:parent-style-name="Inhalt_20_mit_20_Überschrif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Inhalt_20_mit_20_Überschrift-outline5" style:display-name="Inhalt mit Überschrift-outline5" style:family="presentation" style:parent-style-name="Inhalt_20_mit_20_Überschrift-outline4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6" style:display-name="Inhalt mit Überschrift-outline6" style:family="presentation" style:parent-style-name="Inhalt_20_mit_20_Überschrift-outline5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7" style:display-name="Inhalt mit Überschrift-outline7" style:family="presentation" style:parent-style-name="Inhalt_20_mit_20_Überschrift-outline6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8" style:display-name="Inhalt mit Überschrift-outline8" style:family="presentation" style:parent-style-name="Inhalt_20_mit_20_Überschrift-outline7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9" style:display-name="Inhalt mit Überschrift-outline9" style:family="presentation" style:parent-style-name="Inhalt_20_mit_20_Überschrift-outline8">
      <style:paragraph-properties fo:margin-top="0.1cm" fo:margin-bottom="0cm"/>
      <style:text-properties fo:font-size="20pt" style:font-size-asian="20pt" style:font-size-complex="20pt"/>
    </style:style>
    <style:style style:name="Inhalt_20_mit_20_Überschrift-subtitle" style:display-name="Inhalt mit Überschrift-subtitle" style:family="presentation">
      <style:graphic-properties draw:stroke="none" draw:fill="none" draw:textarea-vertical-align="middle">
        <text:list-style style:name="Inhalt_20_mit_20_Überschrift-subtitle" style:display-name="Inhalt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mit_20_Überschrift-title" style:display-name="Inhalt mit Überschrift-title" style:family="presentation">
      <style:graphic-properties draw:stroke="none" draw:fill="none" draw:textarea-vertical-align="middle" style:writing-mode="lr-tb">
        <text:list-style style:name="Inhalt_20_mit_20_Überschrift-title" style:display-name="Inhalt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family="'Arial Rounded MT Bold'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5" style:family="graphic" style:parent-style-name="standard">
      <style:graphic-properties draw:stroke="solid" svg:stroke-width="0.079cm" svg:stroke-color="#969696" draw:stroke-linejoin="round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Mgr6" style:family="graphic" style:parent-style-name="standard" style:list-style-name="M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7" style:family="graphic" style:parent-style-name="standard" style:list-style-name="ML3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9" style:family="graphic" style:parent-style-name="standard" style:list-style-name="M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10" style:family="graphic" style:parent-style-name="standard" style:list-style-name="M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13" style:family="graphic" style:parent-style-name="standard" style:list-style-name="ML3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19" style:family="graphic" style:parent-style-name="standard" style:list-style-name="ML3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22" style:family="graphic" style:parent-style-name="standard" style:list-style-name="ML3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25" style:family="graphic" style:parent-style-name="standard" style:list-style-name="ML3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28" style:family="graphic" style:parent-style-name="standard" style:list-style-name="ML3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31" style:family="graphic" style:parent-style-name="standard" style:list-style-name="ML3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34" style:family="graphic" style:parent-style-name="standard" style:list-style-name="ML3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37" style:family="graphic" style:parent-style-name="standard" style:list-style-name="ML3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40" style:family="graphic" style:parent-style-name="standard" style:list-style-name="ML3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43" style:family="graphic" style:parent-style-name="standard" style:list-style-name="ML3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  <style:paragraph-properties style:writing-mode="lr-tb"/>
    </style:style>
    <style:style style:name="Mpr1" style:family="presentation" style:parent-style-name="_31__5f_Titelfolie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_31__5f_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_31__5f_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ld_20_mit_20_Überschrift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3.181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" style:family="presentation" style:parent-style-name="Bild_20_mit_20_Überschrif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itel_20_und_20_vertikaler_20_Text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0" style:family="presentation" style:parent-style-name="Titel_20_und_20_vertikaler_20_Text-outline1">
      <style:graphic-properties draw:stroke="none" svg:stroke-width="0.026cm" draw:stroke-linejoin="miter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6cm" fo:padding-bottom="0.256cm" fo:padding-left="0.128cm" fo:padding-right="0.128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1" style:family="presentation" style:parent-style-name="Titel_20_und_20_vertikaler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el_20_und_20_vertikaler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Vertikaler_20_Titel_20_und_20_Text-title">
      <style:graphic-properties draw:stroke="none" svg:stroke-width="0.026cm" draw:stroke-linejoin="miter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6cm" fo:padding-bottom="0.256cm" fo:padding-left="0.128cm" fo:padding-right="0.128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4" style:family="presentation" style:parent-style-name="Vertikaler_20_Titel_20_und_20_Text-outline1">
      <style:graphic-properties draw:stroke="none" svg:stroke-width="0.026cm" draw:stroke-linejoin="miter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6cm" fo:padding-bottom="0.256cm" fo:padding-left="0.128cm" fo:padding-right="0.128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5" style:family="presentation" style:parent-style-name="Vertikaler_20_Titel_20_u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Vertikaler_20_Titel_20_u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Abschnittsüberschrift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8" style:family="presentation" style:parent-style-name="Abschnittsüberschrift-outline1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11.049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Abschnitts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Abschnitts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Titel_20_und_20_Inhalt_5f_No_20_Breadcrumbs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Titel_20_und_20_Inhalt_5f_No_20_Breadcrumbs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3" style:family="presentation" style:parent-style-name="Titel_20_und_20_Inhalt_5f_No_20_Breadcrumb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el_20_und_20_Inhalt_5f_No_20_Breadcrumb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el_20_und_20_Inhalt_5f_Breadcrumb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6" style:family="presentation" style:parent-style-name="Titel_20_und_20_Inhalt_5f_Breadcrumb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7" style:family="presentation" style:parent-style-name="Titel_20_und_20_Inhalt_5f_Breadcrumb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Titel_20_und_20_Inhalt_5f_Breadcrumb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Zwei_20_Inhalte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Zwei_20_Inhalte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Vergleich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4" style:family="presentation" style:parent-style-name="Vergleich-outline1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11.049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Vergleich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6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Nur_20_Titel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Le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Le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Inhalt_20_mit_20_Überschrift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3.181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Inhalt_20_mit_20_Überschrif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8cm" fo:padding-bottom="0.128cm" fo:padding-left="0.256cm" fo:padding-right="0.25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5" style:family="presentation" style:parent-style-name="Inhalt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Inhalt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6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size="14pt" fo:letter-spacing="normal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size="14pt" fo:letter-spacing="normal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.353cm" fo:margin-bottom="0cm" fo:line-height="100%" fo:text-align="center" fo:text-indent="0cm" style:punctuation-wrap="simple" style:writing-mode="lr-tb"/>
    </style:style>
    <style:style style:name="MP13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simple" style:font-independent-line-spacing="true"/>
      <style:text-properties fo:font-size="14pt"/>
    </style:style>
    <style:style style:name="MP14" style:family="paragraph">
      <style:paragraph-properties fo:margin-left="0cm" fo:margin-right="0cm" fo:margin-top="0.423cm" fo:margin-bottom="0.212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0pt"/>
    </style:style>
    <style:style style:name="MP15" style:family="paragraph">
      <loext:graphic-properties draw:fill="none"/>
      <style:paragraph-properties fo:margin-left="0cm" fo:margin-right="0cm" fo:margin-top="0.423cm" fo:margin-bottom="0.212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0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3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2" style:family="paragraph">
      <style:paragraph-properties fo:margin-left="0cm" fo:margin-right="0cm" fo:margin-top="0.423cm" fo:margin-bottom="0.212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4" style:family="paragraph">
      <style:paragraph-properties fo:margin-left="0cm" fo:margin-right="0cm" fo:margin-top="0.423cm" fo:margin-bottom="0.212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0pt"/>
    </style:style>
    <style:style style:name="MP25" style:family="paragraph">
      <style:paragraph-properties fo:margin-left="0cm" fo:margin-right="0cm" fo:margin-top="0.212cm" fo:margin-bottom="0.212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0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0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8" style:family="paragraph">
      <style:paragraph-properties fo:margin-left="0cm" fo:margin-right="0cm" fo:margin-top="0.423cm" fo:margin-bottom="0.212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MP2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30" style:family="paragraph">
      <style:paragraph-properties fo:margin-left="0cm" fo:margin-right="0cm" fo:margin-top="0.423cm" fo:margin-bottom="0.212cm" fo:line-height="100%" fo:text-align="start" fo:text-indent="0cm" style:punctuation-wrap="hanging" style:writing-mode="lr-tb"/>
      <style:text-properties fo:font-size="20pt"/>
    </style:style>
    <style:style style:name="MP31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font-size="20pt"/>
    </style:style>
    <style:style style:name="MP32" style:family="paragraph">
      <style:paragraph-properties fo:margin-left="0cm" fo:margin-right="0cm" fo:margin-top="0.423cm" fo:margin-bottom="0.212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8pt"/>
    </style:style>
    <style:style style:name="MP33" style:family="paragraph">
      <style:paragraph-properties fo:margin-left="0cm" fo:margin-right="0cm" fo:margin-top="0.212cm" fo:margin-bottom="0.212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8pt"/>
    </style:style>
    <style:style style:name="MP3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5" style:family="paragraph">
      <style:paragraph-properties fo:margin-left="0cm" fo:margin-right="0cm" fo:margin-top="0.212cm" fo:margin-bottom="0.212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MP36" style:family="paragraph">
      <style:paragraph-properties fo:margin-left="0cm" fo:margin-right="0cm" fo:margin-top="0.423cm" fo:margin-bottom="0.212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32pt"/>
    </style:style>
    <style:style style:name="MP37" style:family="paragraph">
      <style:paragraph-properties fo:margin-left="0cm" fo:margin-right="0cm" fo:margin-top="0.212cm" fo:margin-bottom="0.212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32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size="14pt" fo:letter-spacing="normal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de" fo:country="DE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8a8a8a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777777" loext:opacity="100%" style:text-outline="false" style:text-line-through-style="none" style:text-line-through-type="none" style:text-position="0% 100%" style:font-name="Arial2" fo:font-size="20pt" fo:letter-spacing="normal" fo:language="de" fo:country="DE" fo:font-style="italic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63d79" loext:opacity="100%" style:text-outline="false" style:text-line-through-style="none" style:text-line-through-type="none" style:text-position="0% 100%" style:font-name="Arial2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MT8" style:family="text">
      <style:text-properties fo:font-variant="normal" fo:text-transform="none" fo:color="#063d79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2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MT14" style:family="text">
      <style:text-properties fo:text-transform="uppercase" fo:color="#063d79" loext:opacity="100%" style:text-outline="false" style:text-line-through-style="none" style:text-line-through-type="none" style:text-position="0% 100%" style:font-name="Arial2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2" loext:color-type="theme"/>
      </style:text-properties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2" loext:color-type="theme"/>
      </style:text-properties>
    </style:style>
    <style:style style:name="M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a8a8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7777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63d79" fo:font-size="8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fo:color="#063d7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63d79" fo:font-size="8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63d79" fo:font-size="80%"/>
      </text:list-level-style-number>
      <text:list-level-style-bullet text:level="2" text:bullet-char="">
        <style:list-level-properties text:space-before="1.27cm" text:min-label-width="0.794cm"/>
        <style:text-properties fo:font-family="Wingdings" style:font-pitch="variable" style:font-charset="x-symbol" fo:color="#063d7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63d79" fo:font-size="80%"/>
      </text:list-level-style-number>
      <text:list-level-style-bullet text:level="2" text:bullet-char="">
        <style:list-level-properties text:space-before="1.27cm" text:min-label-width="0.794cm"/>
        <style:text-properties fo:font-family="Wingdings" style:font-pitch="variable" style:font-charset="x-symbol" fo:color="#063d79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OpenSymbol" fo:color="#063d79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63d79" fo:font-size="80%"/>
      </text:list-level-style-number>
      <text:list-level-style-bullet text:level="2" text:bullet-char="">
        <style:list-level-properties text:space-before="1.27cm" text:min-label-width="0.794cm"/>
        <style:text-properties fo:font-family="Wingdings" style:font-pitch="variable" style:font-charset="x-symbol" fo:color="#063d79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OpenSymbol" fo:color="#063d79" fo:font-size="100%"/>
      </text:list-level-style-bullet>
      <text:list-level-style-bullet text:level="4" text:bullet-char="">
        <style:list-level-properties text:space-before="3.704cm" text:min-label-width="0.635cm"/>
        <style:text-properties fo:font-family="Wingdings" style:font-pitch="variable" style:font-charset="x-symbol" fo:color="#063d79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63d79" fo:font-size="80%"/>
      </text:list-level-style-number>
      <text:list-level-style-bullet text:level="2" text:bullet-char="">
        <style:list-level-properties text:space-before="1.27cm" text:min-label-width="0.794cm"/>
        <style:text-properties fo:font-family="Wingdings" style:font-pitch="variable" style:font-charset="x-symbol" fo:color="#063d79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OpenSymbol" fo:color="#063d79" fo:font-size="100%"/>
      </text:list-level-style-bullet>
      <text:list-level-style-bullet text:level="4" text:bullet-char="">
        <style:list-level-properties text:space-before="3.704cm" text:min-label-width="0.635cm"/>
        <style:text-properties fo:font-family="Wingdings" style:font-pitch="variable" style:font-charset="x-symbol" fo:color="#063d79" fo:font-size="100%"/>
      </text:list-level-style-bullet>
      <text:list-level-style-bullet text:level="5" text:bullet-char=" ">
        <style:list-level-properties text:space-before="4.868cm" text:min-label-width="0.635cm"/>
        <style:text-properties fo:font-family="OpenSymbol" fo:color="#063d79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">
        <style:list-level-properties text:min-label-width="0.953cm"/>
        <style:text-properties fo:font-family="Wingdings" style:font-pitch="variable" style:font-charset="x-symbol" fo:color="#063d79" fo:font-size="8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">
        <style:list-level-properties text:min-label-width="0.953cm"/>
        <style:text-properties fo:font-family="Wingdings" style:font-pitch="variable" style:font-charset="x-symbol" fo:color="#063d79" fo:font-size="8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063d7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bullet text:level="1" text:bullet-char="">
        <style:list-level-properties text:min-label-width="0.953cm"/>
        <style:text-properties fo:font-family="Wingdings" style:font-pitch="variable" style:font-charset="x-symbol" fo:color="#063d79" fo:font-size="8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063d79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OpenSymbol" fo:color="#063d79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bullet text:level="1" text:bullet-char="">
        <style:list-level-properties text:min-label-width="0.953cm"/>
        <style:text-properties fo:font-family="Wingdings" style:font-pitch="variable" style:font-charset="x-symbol" fo:color="#063d79" fo:font-size="8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063d79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OpenSymbol" fo:color="#063d79" fo:font-size="100%"/>
      </text:list-level-style-bullet>
      <text:list-level-style-bullet text:level="4" text:bullet-char="">
        <style:list-level-properties text:space-before="3.704cm" text:min-label-width="0.635cm"/>
        <style:text-properties fo:font-family="Wingdings" style:font-pitch="variable" style:font-charset="x-symbol" fo:color="#063d79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8">
      <text:list-level-style-bullet text:level="1" text:bullet-char="">
        <style:list-level-properties text:min-label-width="0.953cm"/>
        <style:text-properties fo:font-family="Wingdings" style:font-pitch="variable" style:font-charset="x-symbol" fo:color="#063d79" fo:font-size="8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063d79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OpenSymbol" fo:color="#063d79" fo:font-size="100%"/>
      </text:list-level-style-bullet>
      <text:list-level-style-bullet text:level="4" text:bullet-char="">
        <style:list-level-properties text:space-before="3.704cm" text:min-label-width="0.635cm"/>
        <style:text-properties fo:font-family="Wingdings" style:font-pitch="variable" style:font-charset="x-symbol" fo:color="#063d79" fo:font-size="100%"/>
      </text:list-level-style-bullet>
      <text:list-level-style-bullet text:level="5" text:bullet-char=" ">
        <style:list-level-properties text:space-before="4.868cm" text:min-label-width="0.635cm"/>
        <style:text-properties fo:font-family="OpenSymbol" fo:color="#063d79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elfolie" style:display-name="1_Titelfolie" style:page-layout-name="PM1" draw:style-name="Mdp1">
      <loext:theme loext:name="SE_powerpoint_17">
        <loext:theme-colors loext:name="LS3 Scheme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063d79"/>
          <loext:color loext:name="accent2" loext:color="#b92700"/>
          <loext:color loext:name="accent3" loext:color="#008439"/>
          <loext:color loext:name="accent4" loext:color="#b97000"/>
          <loext:color loext:name="accent5" loext:color="#d8dadc"/>
          <loext:color loext:name="accent6" loext:color="#3f3f3f"/>
          <loext:color loext:name="hyperlink" loext:color="#063d79"/>
          <loext:color loext:name="followed-hyperlink" loext:color="#d8dadc"/>
        </loext:theme-colors>
      </loext:theme>
      <draw:custom-shape draw:name="Rectangle 32" draw:style-name="Mgr3" draw:text-style-name="MP6" draw:layer="backgroundobjects" drawooo:display="none" svg:width="31.602cm" svg:height="1.723cm" svg:x="2.264cm" svg:y="17.326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4" draw:text-style-name="MP7" draw:layer="backgroundobjects" drawooo:display="none" svg:width="9.127cm" svg:height="0.634cm" svg:x="12.339cm" svg:y="18.292cm">
        <text:p text:style-name="MP5"><text:span text:style-name="MT2">Autho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0" draw:style-name="Mgr5" draw:text-style-name="MP8" draw:layer="backgroundobjects" drawooo:display="none" svg:x1="0.488cm" svg:y1="1.922cm" svg:x2="33.29cm" svg:y2="1.923cm">
        <text:p/>
      </draw:line>
      <draw:custom-shape draw:name="Text Box 34" draw:style-name="Mgr6" draw:text-style-name="MP10" draw:layer="backgroundobjects" drawooo:display="none" svg:width="2.429cm" svg:height="0.757cm" svg:x="31.622cm" svg:y="17.803cm">
        <text:p text:style-name="MP9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7" draw:text-style-name="MP7" draw:layer="backgroundobjects" drawooo:display="none" svg:width="24.307cm" svg:height="0.965cm" svg:x="4.749cm" svg:y="17.325cm">
        <text:p text:style-name="MP5"><text:span text:style-name="MT4">Titl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8" draw:text-style-name="MP11" draw:layer="backgroundobjects" drawooo:display="none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rafik 12" draw:style-name="Mgr8" draw:text-style-name="MP11" draw:layer="backgroundobjects" drawooo:display="none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rafik 14" draw:style-name="Mgr8" draw:text-style-name="MP11" draw:layer="backgroundobjects" drawooo:display="none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rafik 15" draw:style-name="Mgr8" draw:text-style-name="MP11" draw:layer="backgroundobjects" drawooo:display="none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rafik 16" draw:style-name="Mgr8" draw:text-style-name="MP11" draw:layer="backgroundobjects" drawooo:display="none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frame draw:name="Picture 2" draw:style-name="Mgr8" draw:text-style-name="MP11" draw:layer="backgroundobjects" drawooo:display="none" svg:width="1.731cm" svg:height="1.731cm" svg:x="0cm" svg:y="17.318cm">
        <draw:image xlink:href="Pictures/1000000100000589000005897D0A11C4.gif" xlink:type="simple" xlink:show="embed" xlink:actuate="onLoad" draw:mime-type="image/gif">
          <text:p/>
        </draw:image>
      </draw:frame>
      <draw:frame draw:name="Picture 9" draw:style-name="Mgr8" draw:text-style-name="MP11" draw:layer="backgroundobjects" svg:width="33.866cm" svg:height="2.642cm" svg:x="0cm" svg:y="0.775cm">
        <draw:image xlink:href="Pictures/1000000000000AD0000000D8269FE92C.png" xlink:type="simple" xlink:show="embed" xlink:actuate="onLoad" draw:mime-type="image/png">
          <text:p/>
        </draw:image>
        <svg:desc>unilogo4c</svg:desc>
      </draw:frame>
      <draw:custom-shape draw:name="Text Box 7" draw:style-name="Mgr9" draw:text-style-name="MP13" draw:layer="backgroundobjects" svg:width="24cm" svg:height="1.096cm" svg:x="5.199cm" svg:y="17.326cm">
        <text:p text:style-name="MP12"><text:span text:style-name="MT5">https://se.informatik.uni-wuerzburg.d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8" draw:text-style-name="MP11" draw:layer="backgroundobjects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rafik 9" draw:style-name="Mgr8" draw:text-style-name="MP11" draw:layer="backgroundobjects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rafik 10" draw:style-name="Mgr8" draw:text-style-name="MP11" draw:layer="backgroundobjects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rafik 11" draw:style-name="Mgr8" draw:text-style-name="MP11" draw:layer="backgroundobjects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rafik 12" draw:style-name="Mgr8" draw:text-style-name="MP11" draw:layer="backgroundobjects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frame draw:name="Picture 4" draw:style-name="Mgr8" draw:text-style-name="MP11" draw:layer="backgroundobjects" svg:width="6.835cm" svg:height="2.238cm" svg:x="25.134cm" svg:y="0.927cm">
        <draw:image xlink:href="Pictures/1000608C0000407400001518BD3E9A07.emf" xlink:type="simple" xlink:show="embed" xlink:actuate="onLoad" draw:mime-type="image/x-emf">
          <text:p/>
        </draw:image>
        <draw:image xlink:href="Pictures/1000000100000270000000CCCEB1B8AA.png" xlink:type="simple" xlink:show="embed" xlink:actuate="onLoad" draw:mime-type="image/png"/>
      </draw:frame>
      <draw:custom-shape draw:name="Rectangle 5" draw:style-name="Mgr10" draw:text-style-name="MP15" draw:layer="backgroundobjects" svg:width="23.706cm" svg:height="1.183cm" svg:x="5.015cm" svg:y="11.055cm">
        <text:p text:style-name="MP14"><text:span text:style-name="MT6">Master/Bachelor Thesis/Proposal Present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17" draw:layer="backgroundobjects" svg:width="29.603cm" svg:height="1.794cm" svg:x="1.999cm" svg:y="0.084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presentation:style-name="_31__5f_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elfolie-title" draw:layer="backgroundobjects" svg:width="19.798cm" svg:height="11.136cm" svg:x="0.6cm" svg:y="2.257cm" presentation:class="page"/>
        <draw:frame presentation:style-name="_31_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SE_powerpoint_17">
        <loext:theme-colors loext:name="LS3 Scheme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063d79"/>
          <loext:color loext:name="accent2" loext:color="#b92700"/>
          <loext:color loext:name="accent3" loext:color="#008439"/>
          <loext:color loext:name="accent4" loext:color="#b97000"/>
          <loext:color loext:name="accent5" loext:color="#d8dadc"/>
          <loext:color loext:name="accent6" loext:color="#3f3f3f"/>
          <loext:color loext:name="hyperlink" loext:color="#063d79"/>
          <loext:color loext:name="followed-hyperlink" loext:color="#d8dadc"/>
        </loext:theme-colors>
      </loext:theme>
      <draw:custom-shape draw:name="Rectangle 32" draw:style-name="Mgr3" draw:text-style-name="MP6" draw:layer="backgroundobjects" svg:width="31.602cm" svg:height="1.723cm" svg:x="2.264cm" svg:y="17.326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11" draw:text-style-name="MP7" draw:layer="backgroundobjects" svg:width="9.127cm" svg:height="0.634cm" svg:x="12.339cm" svg:y="18.292cm">
        <text:p text:style-name="MP5"><text:span text:style-name="MT2">Autho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0" draw:style-name="Mgr5" draw:text-style-name="MP8" draw:layer="backgroundobjects" svg:x1="0.488cm" svg:y1="1.922cm" svg:x2="33.29cm" svg:y2="1.923cm">
        <text:p/>
      </draw:line>
      <draw:custom-shape draw:name="Text Box 34" draw:style-name="Mgr12" draw:text-style-name="MP10" draw:layer="backgroundobjects" svg:width="2.429cm" svg:height="0.757cm" svg:x="31.622cm" svg:y="17.803cm">
        <text:p text:style-name="MP9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13" draw:text-style-name="MP7" draw:layer="backgroundobjects" svg:width="24.307cm" svg:height="0.965cm" svg:x="4.749cm" svg:y="17.325cm">
        <text:p text:style-name="MP5"><text:span text:style-name="MT4">Titl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8" draw:text-style-name="MP11" draw:layer="backgroundobjects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rafik 12" draw:style-name="Mgr8" draw:text-style-name="MP11" draw:layer="backgroundobjects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rafik 14" draw:style-name="Mgr8" draw:text-style-name="MP11" draw:layer="backgroundobjects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rafik 15" draw:style-name="Mgr8" draw:text-style-name="MP11" draw:layer="backgroundobjects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rafik 16" draw:style-name="Mgr8" draw:text-style-name="MP11" draw:layer="backgroundobjects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frame draw:name="Picture 2" draw:style-name="Mgr8" draw:text-style-name="MP11" draw:layer="backgroundobjects" svg:width="1.731cm" svg:height="1.731cm" svg:x="0cm" svg:y="17.318cm">
        <draw:image xlink:href="Pictures/1000000100000589000005897D0A11C4.gif" xlink:type="simple" xlink:show="embed" xlink:actuate="onLoad" draw:mime-type="image/gif">
          <text:p/>
        </draw:image>
      </draw:frame>
      <draw:frame draw:name="Title 1" presentation:style-name="Mpr4" draw:text-style-name="MP19" draw:layer="backgroundobjects" svg:width="20.319cm" svg:height="1.573cm" svg:x="6.638cm" svg:y="13.335cm" presentation:class="title" presentation:user-transformed="true">
        <draw:text-box>
          <text:p text:style-name="MP18"><text:span text:style-name="MT8">Click to edit Master title style</text:span></text:p>
        </draw:text-box>
      </draw:frame>
      <draw:frame draw:name="Picture Placeholder 2" presentation:style-name="Mpr5" draw:text-style-name="MP21" draw:layer="backgroundobjects" svg:width="20.319cm" svg:height="11.429cm" svg:x="6.638cm" svg:y="1.702cm" presentation:class="outline" presentation:user-transformed="true">
        <draw:text-box>
          <text:p text:style-name="MP20"><text:span text:style-name="MT9">Click icon to add picture</text:span></text:p>
        </draw:text-box>
      </draw:frame>
      <draw:frame draw:name="Text Placeholder 3" presentation:style-name="Mpr6" draw:text-style-name="MP23" draw:layer="backgroundobjects" svg:width="20.319cm" svg:height="2.235cm" svg:x="6.638cm" svg:y="14.909cm" presentation:class="outline" presentation:user-transformed="true">
        <draw:text-box>
          <text:p text:style-name="MP22"><text:span text:style-name="MT10">Edit Master text styles</text:span></text:p>
        </draw:text-box>
      </draw:frame>
      <presentation:notes style:page-layout-name="PM0">
        <draw:page-thumbnail presentation:style-name="Bild_20_mit_20_Überschrift-title" draw:layer="backgroundobjects" svg:width="0cm" svg:height="0cm" svg:x="0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vertikaler_20_Text" style:display-name="Titel und vertikaler Text" style:page-layout-name="PM1" draw:style-name="Mdp1">
      <loext:theme loext:name="SE_powerpoint_17">
        <loext:theme-colors loext:name="LS3 Scheme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063d79"/>
          <loext:color loext:name="accent2" loext:color="#b92700"/>
          <loext:color loext:name="accent3" loext:color="#008439"/>
          <loext:color loext:name="accent4" loext:color="#b97000"/>
          <loext:color loext:name="accent5" loext:color="#d8dadc"/>
          <loext:color loext:name="accent6" loext:color="#3f3f3f"/>
          <loext:color loext:name="hyperlink" loext:color="#063d79"/>
          <loext:color loext:name="followed-hyperlink" loext:color="#d8dadc"/>
        </loext:theme-colors>
      </loext:theme>
      <draw:custom-shape draw:name="Rectangle 32" draw:style-name="Mgr3" draw:text-style-name="MP6" draw:layer="backgroundobjects" svg:width="31.602cm" svg:height="1.723cm" svg:x="2.264cm" svg:y="17.326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14" draw:text-style-name="MP7" draw:layer="backgroundobjects" svg:width="9.127cm" svg:height="0.634cm" svg:x="12.339cm" svg:y="18.292cm">
        <text:p text:style-name="MP5"><text:span text:style-name="MT2">Autho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0" draw:style-name="Mgr5" draw:text-style-name="MP8" draw:layer="backgroundobjects" svg:x1="0.488cm" svg:y1="1.922cm" svg:x2="33.29cm" svg:y2="1.923cm">
        <text:p/>
      </draw:line>
      <draw:custom-shape draw:name="Text Box 34" draw:style-name="Mgr15" draw:text-style-name="MP10" draw:layer="backgroundobjects" svg:width="2.429cm" svg:height="0.757cm" svg:x="31.622cm" svg:y="17.803cm">
        <text:p text:style-name="MP9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16" draw:text-style-name="MP7" draw:layer="backgroundobjects" svg:width="24.307cm" svg:height="0.965cm" svg:x="4.749cm" svg:y="17.325cm">
        <text:p text:style-name="MP5"><text:span text:style-name="MT4">Titl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8" draw:text-style-name="MP11" draw:layer="backgroundobjects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rafik 12" draw:style-name="Mgr8" draw:text-style-name="MP11" draw:layer="backgroundobjects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rafik 14" draw:style-name="Mgr8" draw:text-style-name="MP11" draw:layer="backgroundobjects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rafik 15" draw:style-name="Mgr8" draw:text-style-name="MP11" draw:layer="backgroundobjects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rafik 16" draw:style-name="Mgr8" draw:text-style-name="MP11" draw:layer="backgroundobjects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frame draw:name="Picture 2" draw:style-name="Mgr8" draw:text-style-name="MP11" draw:layer="backgroundobjects" svg:width="1.731cm" svg:height="1.731cm" svg:x="0cm" svg:y="17.318cm">
        <draw:image xlink:href="Pictures/1000000100000589000005897D0A11C4.gif" xlink:type="simple" xlink:show="embed" xlink:actuate="onLoad" draw:mime-type="image/gif">
          <text:p/>
        </draw:image>
      </draw:frame>
      <draw:frame draw:name="Title 1" presentation:style-name="Mpr9" draw:text-style-name="MP17" draw:layer="backgroundobjects" svg:width="29.603cm" svg:height="1.794cm" svg:x="1.999cm" svg:y="0.084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Vertical Text Placeholder 2" presentation:style-name="Mpr10" draw:text-style-name="MP19" draw:layer="backgroundobjects" svg:width="29.632cm" svg:height="14.181cm" svg:x="1.976cm" svg:y="2.54cm" presentation:class="outline" presentation:user-transformed="true">
        <draw:text-box>
          <text:p text:style-name="MP24"><text:span text:style-name="MT11">Ed</text:span><text:span text:style-name="MT11">it </text:span><text:span text:style-name="MT11">Ma</text:span><text:span text:style-name="MT11">ste</text:span><text:span text:style-name="MT11">r </text:span><text:span text:style-name="MT11">tex</text:span><text:span text:style-name="MT11">t </text:span><text:span text:style-name="MT11">sty</text:span><text:span text:style-name="MT11">les</text:span></text:p>
          <text:list text:style-name="ML10">
            <text:list-item>
              <text:list>
                <text:list-item>
                  <text:p text:style-name="MP25"><text:span text:style-name="MT12">S</text:span><text:span text:style-name="MT12">e</text:span><text:span text:style-name="MT12">c</text:span><text:span text:style-name="MT12">o</text:span><text:span text:style-name="MT12">n</text:span><text:span text:style-name="MT12">d</text:span><text:span text:style-name="MT12"> </text:span><text:span text:style-name="MT12">l</text:span><text:span text:style-name="MT12">e</text:span><text:span text:style-name="MT12">v</text:span><text:span text:style-name="MT12">e</text:span><text:span text:style-name="MT12">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5"><text:span text:style-name="MT13">T</text:span><text:span text:style-name="MT13">h</text:span><text:span text:style-name="MT13">i</text:span><text:span text:style-name="MT13">r</text:span><text:span text:style-name="MT13">d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3">F</text:span><text:span text:style-name="MT13">o</text:span><text:span text:style-name="MT13">u</text:span><text:span text:style-name="MT13">r</text:span><text:span text:style-name="MT13">t</text:span><text:span text:style-name="MT13">h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3">F</text:span><text:span text:style-name="MT13">i</text:span><text:span text:style-name="MT13">f</text:span><text:span text:style-name="MT13">t</text:span><text:span text:style-name="MT13">h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und_20_vertikaler_20_Text-title" draw:layer="backgroundobjects" svg:width="0cm" svg:height="0cm" svg:x="0cm" svg:y="2.257cm" presentation:class="page"/>
        <draw:frame presentation:style-name="Titel_20_und_20_vertikaler_20_Tex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kaler_20_Titel_20_und_20_Text" style:display-name="Vertikaler Titel und Text" style:page-layout-name="PM1" draw:style-name="Mdp1">
      <loext:theme loext:name="SE_powerpoint_17">
        <loext:theme-colors loext:name="LS3 Scheme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063d79"/>
          <loext:color loext:name="accent2" loext:color="#b92700"/>
          <loext:color loext:name="accent3" loext:color="#008439"/>
          <loext:color loext:name="accent4" loext:color="#b97000"/>
          <loext:color loext:name="accent5" loext:color="#d8dadc"/>
          <loext:color loext:name="accent6" loext:color="#3f3f3f"/>
          <loext:color loext:name="hyperlink" loext:color="#063d79"/>
          <loext:color loext:name="followed-hyperlink" loext:color="#d8dadc"/>
        </loext:theme-colors>
      </loext:theme>
      <draw:custom-shape draw:name="Rectangle 32" draw:style-name="Mgr3" draw:text-style-name="MP6" draw:layer="backgroundobjects" svg:width="31.602cm" svg:height="1.723cm" svg:x="2.264cm" svg:y="17.326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17" draw:text-style-name="MP7" draw:layer="backgroundobjects" svg:width="9.127cm" svg:height="0.634cm" svg:x="12.339cm" svg:y="18.292cm">
        <text:p text:style-name="MP5"><text:span text:style-name="MT2">Autho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0" draw:style-name="Mgr5" draw:text-style-name="MP8" draw:layer="backgroundobjects" svg:x1="0.488cm" svg:y1="1.922cm" svg:x2="33.29cm" svg:y2="1.923cm">
        <text:p/>
      </draw:line>
      <draw:custom-shape draw:name="Text Box 34" draw:style-name="Mgr18" draw:text-style-name="MP10" draw:layer="backgroundobjects" svg:width="2.429cm" svg:height="0.757cm" svg:x="31.622cm" svg:y="17.803cm">
        <text:p text:style-name="MP9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19" draw:text-style-name="MP7" draw:layer="backgroundobjects" svg:width="24.307cm" svg:height="0.965cm" svg:x="4.749cm" svg:y="17.325cm">
        <text:p text:style-name="MP5"><text:span text:style-name="MT4">Titl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8" draw:text-style-name="MP11" draw:layer="backgroundobjects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rafik 12" draw:style-name="Mgr8" draw:text-style-name="MP11" draw:layer="backgroundobjects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rafik 14" draw:style-name="Mgr8" draw:text-style-name="MP11" draw:layer="backgroundobjects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rafik 15" draw:style-name="Mgr8" draw:text-style-name="MP11" draw:layer="backgroundobjects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rafik 16" draw:style-name="Mgr8" draw:text-style-name="MP11" draw:layer="backgroundobjects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frame draw:name="Picture 2" draw:style-name="Mgr8" draw:text-style-name="MP11" draw:layer="backgroundobjects" svg:width="1.731cm" svg:height="1.731cm" svg:x="0cm" svg:y="17.318cm">
        <draw:image xlink:href="Pictures/1000000100000589000005897D0A11C4.gif" xlink:type="simple" xlink:show="embed" xlink:actuate="onLoad" draw:mime-type="image/gif">
          <text:p/>
        </draw:image>
      </draw:frame>
      <draw:frame draw:name="Vertical Title 1" presentation:style-name="Mpr13" draw:text-style-name="MP17" draw:layer="backgroundobjects" svg:width="7.407cm" svg:height="16.637cm" svg:x="24.201cm" svg:y="0.084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Vertical Text Placeholder 2" presentation:style-name="Mpr14" draw:text-style-name="MP19" draw:layer="backgroundobjects" svg:width="21.66cm" svg:height="16.637cm" svg:x="1.976cm" svg:y="0.084cm" presentation:class="outline" presentation:user-transformed="true">
        <draw:text-box>
          <text:p text:style-name="MP24"><text:span text:style-name="MT11">Ed</text:span><text:span text:style-name="MT11">it </text:span><text:span text:style-name="MT11">Ma</text:span><text:span text:style-name="MT11">ste</text:span><text:span text:style-name="MT11">r </text:span><text:span text:style-name="MT11">tex</text:span><text:span text:style-name="MT11">t </text:span><text:span text:style-name="MT11">sty</text:span><text:span text:style-name="MT11">les</text:span></text:p>
          <text:list text:style-name="ML10">
            <text:list-item>
              <text:list>
                <text:list-item>
                  <text:p text:style-name="MP25"><text:span text:style-name="MT12">S</text:span><text:span text:style-name="MT12">e</text:span><text:span text:style-name="MT12">c</text:span><text:span text:style-name="MT12">o</text:span><text:span text:style-name="MT12">n</text:span><text:span text:style-name="MT12">d</text:span><text:span text:style-name="MT12"> </text:span><text:span text:style-name="MT12">l</text:span><text:span text:style-name="MT12">e</text:span><text:span text:style-name="MT12">v</text:span><text:span text:style-name="MT12">e</text:span><text:span text:style-name="MT12">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5"><text:span text:style-name="MT13">T</text:span><text:span text:style-name="MT13">h</text:span><text:span text:style-name="MT13">i</text:span><text:span text:style-name="MT13">r</text:span><text:span text:style-name="MT13">d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3">F</text:span><text:span text:style-name="MT13">o</text:span><text:span text:style-name="MT13">u</text:span><text:span text:style-name="MT13">r</text:span><text:span text:style-name="MT13">t</text:span><text:span text:style-name="MT13">h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3">F</text:span><text:span text:style-name="MT13">i</text:span><text:span text:style-name="MT13">f</text:span><text:span text:style-name="MT13">t</text:span><text:span text:style-name="MT13">h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Vertikaler_20_Titel_20_und_20_Text-title" draw:layer="backgroundobjects" svg:width="0cm" svg:height="0cm" svg:x="0cm" svg:y="2.257cm" presentation:class="page"/>
        <draw:frame presentation:style-name="Vertikaler_20_Titel_20_u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bschnittsüberschrift" style:page-layout-name="PM1" draw:style-name="Mdp1">
      <loext:theme loext:name="SE_powerpoint_17">
        <loext:theme-colors loext:name="LS3 Scheme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063d79"/>
          <loext:color loext:name="accent2" loext:color="#b92700"/>
          <loext:color loext:name="accent3" loext:color="#008439"/>
          <loext:color loext:name="accent4" loext:color="#b97000"/>
          <loext:color loext:name="accent5" loext:color="#d8dadc"/>
          <loext:color loext:name="accent6" loext:color="#3f3f3f"/>
          <loext:color loext:name="hyperlink" loext:color="#063d79"/>
          <loext:color loext:name="followed-hyperlink" loext:color="#d8dadc"/>
        </loext:theme-colors>
      </loext:theme>
      <draw:custom-shape draw:name="Rectangle 32" draw:style-name="Mgr3" draw:text-style-name="MP6" draw:layer="backgroundobjects" svg:width="31.602cm" svg:height="1.723cm" svg:x="2.264cm" svg:y="17.326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20" draw:text-style-name="MP7" draw:layer="backgroundobjects" svg:width="9.127cm" svg:height="0.634cm" svg:x="12.339cm" svg:y="18.292cm">
        <text:p text:style-name="MP5"><text:span text:style-name="MT2">Autho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0" draw:style-name="Mgr5" draw:text-style-name="MP8" draw:layer="backgroundobjects" svg:x1="0.488cm" svg:y1="1.922cm" svg:x2="33.29cm" svg:y2="1.923cm">
        <text:p/>
      </draw:line>
      <draw:custom-shape draw:name="Text Box 34" draw:style-name="Mgr21" draw:text-style-name="MP10" draw:layer="backgroundobjects" svg:width="2.429cm" svg:height="0.757cm" svg:x="31.622cm" svg:y="17.803cm">
        <text:p text:style-name="MP9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22" draw:text-style-name="MP7" draw:layer="backgroundobjects" svg:width="24.307cm" svg:height="0.965cm" svg:x="4.749cm" svg:y="17.325cm">
        <text:p text:style-name="MP5"><text:span text:style-name="MT4">Titl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8" draw:text-style-name="MP11" draw:layer="backgroundobjects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rafik 12" draw:style-name="Mgr8" draw:text-style-name="MP11" draw:layer="backgroundobjects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rafik 14" draw:style-name="Mgr8" draw:text-style-name="MP11" draw:layer="backgroundobjects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rafik 15" draw:style-name="Mgr8" draw:text-style-name="MP11" draw:layer="backgroundobjects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rafik 16" draw:style-name="Mgr8" draw:text-style-name="MP11" draw:layer="backgroundobjects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frame draw:name="Picture 2" draw:style-name="Mgr8" draw:text-style-name="MP11" draw:layer="backgroundobjects" svg:width="1.731cm" svg:height="1.731cm" svg:x="0cm" svg:y="17.318cm">
        <draw:image xlink:href="Pictures/1000000100000589000005897D0A11C4.gif" xlink:type="simple" xlink:show="embed" xlink:actuate="onLoad" draw:mime-type="image/gif">
          <text:p/>
        </draw:image>
      </draw:frame>
      <draw:frame draw:name="Title 1" presentation:style-name="Mpr17" draw:text-style-name="MP27" draw:layer="backgroundobjects" svg:width="28.786cm" svg:height="3.783cm" svg:x="2.675cm" svg:y="12.241cm" presentation:class="title" presentation:user-transformed="true">
        <draw:text-box>
          <text:p text:style-name="MP26"><text:span text:style-name="MT14">Click to edit Master title style</text:span></text:p>
        </draw:text-box>
      </draw:frame>
      <draw:frame draw:name="Text Placeholder 2" presentation:style-name="Mpr18" draw:text-style-name="MP29" draw:layer="backgroundobjects" svg:width="28.786cm" svg:height="4.166cm" svg:x="2.675cm" svg:y="8.074cm" presentation:class="outline" presentation:user-transformed="true">
        <draw:text-box>
          <text:p text:style-name="MP28"><text:span text:style-name="MT15">Edit Master text styles</text:span></text:p>
        </draw:text-box>
      </draw:frame>
      <presentation:notes style:page-layout-name="PM0">
        <draw:page-thumbnail presentation:style-name="Abschnittsüberschrift-title" draw:layer="backgroundobjects" svg:width="0cm" svg:height="0cm" svg:x="0cm" svg:y="2.257cm" presentation:class="page"/>
        <draw:frame presentation:style-name="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_5f_No_20_Breadcrumbs" style:display-name="Titel und Inhalt_No Breadcrumbs" style:page-layout-name="PM1" draw:style-name="Mdp1">
      <loext:theme loext:name="SE_powerpoint_17">
        <loext:theme-colors loext:name="LS3 Scheme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063d79"/>
          <loext:color loext:name="accent2" loext:color="#b92700"/>
          <loext:color loext:name="accent3" loext:color="#008439"/>
          <loext:color loext:name="accent4" loext:color="#b97000"/>
          <loext:color loext:name="accent5" loext:color="#d8dadc"/>
          <loext:color loext:name="accent6" loext:color="#3f3f3f"/>
          <loext:color loext:name="hyperlink" loext:color="#063d79"/>
          <loext:color loext:name="followed-hyperlink" loext:color="#d8dadc"/>
        </loext:theme-colors>
      </loext:theme>
      <draw:custom-shape draw:name="Rectangle 32" draw:style-name="Mgr3" draw:text-style-name="MP6" draw:layer="backgroundobjects" svg:width="31.602cm" svg:height="1.723cm" svg:x="2.264cm" svg:y="17.326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23" draw:text-style-name="MP7" draw:layer="backgroundobjects" svg:width="9.127cm" svg:height="0.634cm" svg:x="12.339cm" svg:y="18.292cm">
        <text:p text:style-name="MP5"><text:span text:style-name="MT2">Autho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0" draw:style-name="Mgr5" draw:text-style-name="MP8" draw:layer="backgroundobjects" svg:x1="0.488cm" svg:y1="1.922cm" svg:x2="33.29cm" svg:y2="1.923cm">
        <text:p/>
      </draw:line>
      <draw:custom-shape draw:name="Text Box 34" draw:style-name="Mgr24" draw:text-style-name="MP10" draw:layer="backgroundobjects" svg:width="2.429cm" svg:height="0.757cm" svg:x="31.622cm" svg:y="17.803cm">
        <text:p text:style-name="MP9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25" draw:text-style-name="MP7" draw:layer="backgroundobjects" svg:width="24.307cm" svg:height="0.965cm" svg:x="4.749cm" svg:y="17.325cm">
        <text:p text:style-name="MP5"><text:span text:style-name="MT4">Titl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8" draw:text-style-name="MP11" draw:layer="backgroundobjects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rafik 12" draw:style-name="Mgr8" draw:text-style-name="MP11" draw:layer="backgroundobjects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rafik 14" draw:style-name="Mgr8" draw:text-style-name="MP11" draw:layer="backgroundobjects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rafik 15" draw:style-name="Mgr8" draw:text-style-name="MP11" draw:layer="backgroundobjects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rafik 16" draw:style-name="Mgr8" draw:text-style-name="MP11" draw:layer="backgroundobjects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frame draw:name="Picture 2" draw:style-name="Mgr8" draw:text-style-name="MP11" draw:layer="backgroundobjects" svg:width="1.731cm" svg:height="1.731cm" svg:x="0cm" svg:y="17.318cm">
        <draw:image xlink:href="Pictures/1000000100000589000005897D0A11C4.gif" xlink:type="simple" xlink:show="embed" xlink:actuate="onLoad" draw:mime-type="image/gif">
          <text:p/>
        </draw:image>
      </draw:frame>
      <draw:frame draw:name="Title 1" presentation:style-name="Mpr21" draw:text-style-name="MP17" draw:layer="backgroundobjects" svg:width="29.603cm" svg:height="1.794cm" svg:x="1.999cm" svg:y="0.084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6" presentation:style-name="Mpr22" draw:text-style-name="MP19" draw:layer="backgroundobjects" svg:width="29.603cm" svg:height="14.401cm" svg:x="1.999cm" svg:y="2.524cm" presentation:class="outline" presentation:user-transformed="true">
        <draw:text-box>
          <text:list text:style-name="ML14">
            <text:list-item>
              <text:p text:style-name="MP30"><text:span text:style-name="MT16">Textmasterformat bearbeiten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17">Zweite Ebene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1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und_20_Inhalt_5f_No_20_Breadcrumbs-title" draw:layer="backgroundobjects" svg:width="0cm" svg:height="0cm" svg:x="0cm" svg:y="2.257cm" presentation:class="page"/>
        <draw:frame presentation:style-name="Titel_20_und_20_Inhalt_5f_No_20_Breadcrumb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_5f_Breadcrumb" style:display-name="Titel und Inhalt_Breadcrumb" style:page-layout-name="PM1" draw:style-name="Mdp1">
      <loext:theme loext:name="SE_powerpoint_17">
        <loext:theme-colors loext:name="LS3 Scheme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063d79"/>
          <loext:color loext:name="accent2" loext:color="#b92700"/>
          <loext:color loext:name="accent3" loext:color="#008439"/>
          <loext:color loext:name="accent4" loext:color="#b97000"/>
          <loext:color loext:name="accent5" loext:color="#d8dadc"/>
          <loext:color loext:name="accent6" loext:color="#3f3f3f"/>
          <loext:color loext:name="hyperlink" loext:color="#063d79"/>
          <loext:color loext:name="followed-hyperlink" loext:color="#d8dadc"/>
        </loext:theme-colors>
      </loext:theme>
      <draw:custom-shape draw:name="Rectangle 32" draw:style-name="Mgr3" draw:text-style-name="MP6" draw:layer="backgroundobjects" svg:width="31.602cm" svg:height="1.723cm" svg:x="2.264cm" svg:y="17.326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26" draw:text-style-name="MP7" draw:layer="backgroundobjects" svg:width="9.127cm" svg:height="0.634cm" svg:x="12.339cm" svg:y="18.292cm">
        <text:p text:style-name="MP5"><text:span text:style-name="MT2">Autho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0" draw:style-name="Mgr5" draw:text-style-name="MP8" draw:layer="backgroundobjects" svg:x1="0.488cm" svg:y1="1.922cm" svg:x2="33.29cm" svg:y2="1.923cm">
        <text:p/>
      </draw:line>
      <draw:custom-shape draw:name="Text Box 34" draw:style-name="Mgr27" draw:text-style-name="MP10" draw:layer="backgroundobjects" svg:width="2.429cm" svg:height="0.757cm" svg:x="31.622cm" svg:y="17.803cm">
        <text:p text:style-name="MP9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28" draw:text-style-name="MP7" draw:layer="backgroundobjects" svg:width="24.307cm" svg:height="0.965cm" svg:x="4.749cm" svg:y="17.325cm">
        <text:p text:style-name="MP5"><text:span text:style-name="MT4">Titl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8" draw:text-style-name="MP11" draw:layer="backgroundobjects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rafik 12" draw:style-name="Mgr8" draw:text-style-name="MP11" draw:layer="backgroundobjects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rafik 14" draw:style-name="Mgr8" draw:text-style-name="MP11" draw:layer="backgroundobjects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rafik 15" draw:style-name="Mgr8" draw:text-style-name="MP11" draw:layer="backgroundobjects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rafik 16" draw:style-name="Mgr8" draw:text-style-name="MP11" draw:layer="backgroundobjects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frame draw:name="Picture 2" draw:style-name="Mgr8" draw:text-style-name="MP11" draw:layer="backgroundobjects" svg:width="1.731cm" svg:height="1.731cm" svg:x="0cm" svg:y="17.318cm">
        <draw:image xlink:href="Pictures/1000000100000589000005897D0A11C4.gif" xlink:type="simple" xlink:show="embed" xlink:actuate="onLoad" draw:mime-type="image/gif">
          <text:p/>
        </draw:image>
      </draw:frame>
      <draw:frame draw:name="Title 1" presentation:style-name="Mpr25" draw:text-style-name="MP17" draw:layer="backgroundobjects" svg:width="29.603cm" svg:height="1.794cm" svg:x="1.999cm" svg:y="0.084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6" presentation:style-name="Mpr26" draw:text-style-name="MP19" draw:layer="backgroundobjects" svg:width="29.603cm" svg:height="14.191cm" svg:x="1.999cm" svg:y="2.733cm" presentation:class="outline" presentation:user-transformed="true">
        <draw:text-box>
          <text:list text:style-name="ML14">
            <text:list-item>
              <text:p text:style-name="MP30"><text:span text:style-name="MT16">Textmasterformat bearbeiten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17">Zweite Ebene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1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und_20_Inhalt_5f_Breadcrumb-title" draw:layer="backgroundobjects" svg:width="0cm" svg:height="0cm" svg:x="0cm" svg:y="2.257cm" presentation:class="page"/>
        <draw:frame presentation:style-name="Titel_20_und_20_Inhalt_5f_Breadcrumb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SE_powerpoint_17">
        <loext:theme-colors loext:name="LS3 Scheme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063d79"/>
          <loext:color loext:name="accent2" loext:color="#b92700"/>
          <loext:color loext:name="accent3" loext:color="#008439"/>
          <loext:color loext:name="accent4" loext:color="#b97000"/>
          <loext:color loext:name="accent5" loext:color="#d8dadc"/>
          <loext:color loext:name="accent6" loext:color="#3f3f3f"/>
          <loext:color loext:name="hyperlink" loext:color="#063d79"/>
          <loext:color loext:name="followed-hyperlink" loext:color="#d8dadc"/>
        </loext:theme-colors>
      </loext:theme>
      <draw:custom-shape draw:name="Rectangle 32" draw:style-name="Mgr3" draw:text-style-name="MP6" draw:layer="backgroundobjects" svg:width="31.602cm" svg:height="1.723cm" svg:x="2.264cm" svg:y="17.326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29" draw:text-style-name="MP7" draw:layer="backgroundobjects" svg:width="9.127cm" svg:height="0.634cm" svg:x="12.339cm" svg:y="18.292cm">
        <text:p text:style-name="MP5"><text:span text:style-name="MT2">Autho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0" draw:style-name="Mgr5" draw:text-style-name="MP8" draw:layer="backgroundobjects" svg:x1="0.488cm" svg:y1="1.922cm" svg:x2="33.29cm" svg:y2="1.923cm">
        <text:p/>
      </draw:line>
      <draw:custom-shape draw:name="Text Box 34" draw:style-name="Mgr30" draw:text-style-name="MP10" draw:layer="backgroundobjects" svg:width="2.429cm" svg:height="0.757cm" svg:x="31.622cm" svg:y="17.803cm">
        <text:p text:style-name="MP9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31" draw:text-style-name="MP7" draw:layer="backgroundobjects" svg:width="24.307cm" svg:height="0.965cm" svg:x="4.749cm" svg:y="17.325cm">
        <text:p text:style-name="MP5"><text:span text:style-name="MT4">Titl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8" draw:text-style-name="MP11" draw:layer="backgroundobjects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rafik 12" draw:style-name="Mgr8" draw:text-style-name="MP11" draw:layer="backgroundobjects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rafik 14" draw:style-name="Mgr8" draw:text-style-name="MP11" draw:layer="backgroundobjects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rafik 15" draw:style-name="Mgr8" draw:text-style-name="MP11" draw:layer="backgroundobjects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rafik 16" draw:style-name="Mgr8" draw:text-style-name="MP11" draw:layer="backgroundobjects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frame draw:name="Picture 2" draw:style-name="Mgr8" draw:text-style-name="MP11" draw:layer="backgroundobjects" svg:width="1.731cm" svg:height="1.731cm" svg:x="0cm" svg:y="17.318cm">
        <draw:image xlink:href="Pictures/1000000100000589000005897D0A11C4.gif" xlink:type="simple" xlink:show="embed" xlink:actuate="onLoad" draw:mime-type="image/gif">
          <text:p/>
        </draw:image>
      </draw:frame>
      <draw:frame draw:name="Title 1" presentation:style-name="Mpr29" draw:text-style-name="MP17" draw:layer="backgroundobjects" svg:width="29.603cm" svg:height="1.794cm" svg:x="1.999cm" svg:y="0.084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Content Placeholder 2" presentation:style-name="Mpr30" draw:text-style-name="MP34" draw:layer="backgroundobjects" svg:width="14.533cm" svg:height="14.181cm" svg:x="1.976cm" svg:y="2.54cm" presentation:class="outline" presentation:user-transformed="true">
        <draw:text-box>
          <text:p text:style-name="MP32"><text:span text:style-name="MT18">Edit Master text styles</text:span></text:p>
          <text:list text:style-name="ML10">
            <text:list-item>
              <text:list>
                <text:list-item>
                  <text:p text:style-name="MP33"><text:span text:style-name="MT15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33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0" draw:text-style-name="MP34" draw:layer="backgroundobjects" svg:width="14.533cm" svg:height="14.181cm" svg:x="17.074cm" svg:y="2.54cm" presentation:class="outline" presentation:user-transformed="true">
        <draw:text-box>
          <text:p text:style-name="MP32"><text:span text:style-name="MT18">Edit Master text styles</text:span></text:p>
          <text:list text:style-name="ML10">
            <text:list-item>
              <text:list>
                <text:list-item>
                  <text:p text:style-name="MP33"><text:span text:style-name="MT15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33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Zwei_20_Inhalte-title" draw:layer="backgroundobjects" svg:width="0cm" svg:height="0cm" svg:x="0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gleich" style:page-layout-name="PM1" draw:style-name="Mdp1">
      <loext:theme loext:name="SE_powerpoint_17">
        <loext:theme-colors loext:name="LS3 Scheme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063d79"/>
          <loext:color loext:name="accent2" loext:color="#b92700"/>
          <loext:color loext:name="accent3" loext:color="#008439"/>
          <loext:color loext:name="accent4" loext:color="#b97000"/>
          <loext:color loext:name="accent5" loext:color="#d8dadc"/>
          <loext:color loext:name="accent6" loext:color="#3f3f3f"/>
          <loext:color loext:name="hyperlink" loext:color="#063d79"/>
          <loext:color loext:name="followed-hyperlink" loext:color="#d8dadc"/>
        </loext:theme-colors>
      </loext:theme>
      <draw:custom-shape draw:name="Rectangle 32" draw:style-name="Mgr3" draw:text-style-name="MP6" draw:layer="backgroundobjects" svg:width="31.602cm" svg:height="1.723cm" svg:x="2.264cm" svg:y="17.326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32" draw:text-style-name="MP7" draw:layer="backgroundobjects" svg:width="9.127cm" svg:height="0.634cm" svg:x="12.339cm" svg:y="18.292cm">
        <text:p text:style-name="MP5"><text:span text:style-name="MT2">Autho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0" draw:style-name="Mgr5" draw:text-style-name="MP8" draw:layer="backgroundobjects" svg:x1="0.488cm" svg:y1="1.922cm" svg:x2="33.29cm" svg:y2="1.923cm">
        <text:p/>
      </draw:line>
      <draw:custom-shape draw:name="Text Box 34" draw:style-name="Mgr33" draw:text-style-name="MP10" draw:layer="backgroundobjects" svg:width="2.429cm" svg:height="0.757cm" svg:x="31.622cm" svg:y="17.803cm">
        <text:p text:style-name="MP9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34" draw:text-style-name="MP7" draw:layer="backgroundobjects" svg:width="24.307cm" svg:height="0.965cm" svg:x="4.749cm" svg:y="17.325cm">
        <text:p text:style-name="MP5"><text:span text:style-name="MT4">Titl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8" draw:text-style-name="MP11" draw:layer="backgroundobjects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rafik 12" draw:style-name="Mgr8" draw:text-style-name="MP11" draw:layer="backgroundobjects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rafik 14" draw:style-name="Mgr8" draw:text-style-name="MP11" draw:layer="backgroundobjects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rafik 15" draw:style-name="Mgr8" draw:text-style-name="MP11" draw:layer="backgroundobjects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rafik 16" draw:style-name="Mgr8" draw:text-style-name="MP11" draw:layer="backgroundobjects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frame draw:name="Picture 2" draw:style-name="Mgr8" draw:text-style-name="MP11" draw:layer="backgroundobjects" svg:width="1.731cm" svg:height="1.731cm" svg:x="0cm" svg:y="17.318cm">
        <draw:image xlink:href="Pictures/1000000100000589000005897D0A11C4.gif" xlink:type="simple" xlink:show="embed" xlink:actuate="onLoad" draw:mime-type="image/gif">
          <text:p/>
        </draw:image>
      </draw:frame>
      <draw:frame draw:name="Title 1" presentation:style-name="Mpr33" draw:text-style-name="MP17" draw:layer="backgroundobjects" svg:width="30.479cm" svg:height="3.174cm" svg:x="1.693cm" svg:y="0.763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34" draw:text-style-name="MP29" draw:layer="backgroundobjects" svg:width="14.963cm" svg:height="1.776cm" svg:x="1.693cm" svg:y="4.264cm" presentation:class="outline" presentation:user-transformed="true">
        <draw:text-box>
          <text:p text:style-name="MP28"><text:span text:style-name="MT19">Edit Master text styles</text:span></text:p>
        </draw:text-box>
      </draw:frame>
      <draw:frame draw:name="Content Placeholder 3" presentation:style-name="Mpr35" draw:text-style-name="MP29" draw:layer="backgroundobjects" svg:width="14.963cm" svg:height="10.975cm" svg:x="1.693cm" svg:y="6.041cm" presentation:class="outline" presentation:user-transformed="true">
        <draw:text-box>
          <text:p text:style-name="MP28"><text:span text:style-name="MT15">Edit Master text styles</text:span></text:p>
          <text:list text:style-name="ML10">
            <text:list-item>
              <text:list>
                <text:list-item>
                  <text:p text:style-name="MP35"><text:span text:style-name="MT11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35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5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5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4" draw:text-style-name="MP29" draw:layer="backgroundobjects" svg:width="14.969cm" svg:height="1.776cm" svg:x="17.204cm" svg:y="4.264cm" presentation:class="outline" presentation:user-transformed="true">
        <draw:text-box>
          <text:p text:style-name="MP28"><text:span text:style-name="MT19">Edit Master text styles</text:span></text:p>
        </draw:text-box>
      </draw:frame>
      <draw:frame draw:name="Content Placeholder 5" presentation:style-name="Mpr35" draw:text-style-name="MP29" draw:layer="backgroundobjects" svg:width="14.969cm" svg:height="10.975cm" svg:x="17.204cm" svg:y="6.041cm" presentation:class="outline" presentation:user-transformed="true">
        <draw:text-box>
          <text:p text:style-name="MP28"><text:span text:style-name="MT15">Edit Master text styles</text:span></text:p>
          <text:list text:style-name="ML10">
            <text:list-item>
              <text:list>
                <text:list-item>
                  <text:p text:style-name="MP35"><text:span text:style-name="MT11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35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5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5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Vergleich-title" draw:layer="backgroundobjects" svg:width="0cm" svg:height="0cm" svg:x="0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Nur_20_Titel" style:display-name="Nur Titel" style:page-layout-name="PM1" draw:style-name="Mdp1">
      <loext:theme loext:name="SE_powerpoint_17">
        <loext:theme-colors loext:name="LS3 Scheme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063d79"/>
          <loext:color loext:name="accent2" loext:color="#b92700"/>
          <loext:color loext:name="accent3" loext:color="#008439"/>
          <loext:color loext:name="accent4" loext:color="#b97000"/>
          <loext:color loext:name="accent5" loext:color="#d8dadc"/>
          <loext:color loext:name="accent6" loext:color="#3f3f3f"/>
          <loext:color loext:name="hyperlink" loext:color="#063d79"/>
          <loext:color loext:name="followed-hyperlink" loext:color="#d8dadc"/>
        </loext:theme-colors>
      </loext:theme>
      <draw:custom-shape draw:name="Rectangle 32" draw:style-name="Mgr3" draw:text-style-name="MP6" draw:layer="backgroundobjects" svg:width="31.602cm" svg:height="1.723cm" svg:x="2.264cm" svg:y="17.326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35" draw:text-style-name="MP7" draw:layer="backgroundobjects" svg:width="9.127cm" svg:height="0.634cm" svg:x="12.339cm" svg:y="18.292cm">
        <text:p text:style-name="MP5"><text:span text:style-name="MT2">Autho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0" draw:style-name="Mgr5" draw:text-style-name="MP8" draw:layer="backgroundobjects" svg:x1="0.488cm" svg:y1="1.922cm" svg:x2="33.29cm" svg:y2="1.923cm">
        <text:p/>
      </draw:line>
      <draw:custom-shape draw:name="Text Box 34" draw:style-name="Mgr36" draw:text-style-name="MP10" draw:layer="backgroundobjects" svg:width="2.429cm" svg:height="0.757cm" svg:x="31.622cm" svg:y="17.803cm">
        <text:p text:style-name="MP9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37" draw:text-style-name="MP7" draw:layer="backgroundobjects" svg:width="24.307cm" svg:height="0.965cm" svg:x="4.749cm" svg:y="17.325cm">
        <text:p text:style-name="MP5"><text:span text:style-name="MT4">Titl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8" draw:text-style-name="MP11" draw:layer="backgroundobjects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rafik 12" draw:style-name="Mgr8" draw:text-style-name="MP11" draw:layer="backgroundobjects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rafik 14" draw:style-name="Mgr8" draw:text-style-name="MP11" draw:layer="backgroundobjects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rafik 15" draw:style-name="Mgr8" draw:text-style-name="MP11" draw:layer="backgroundobjects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rafik 16" draw:style-name="Mgr8" draw:text-style-name="MP11" draw:layer="backgroundobjects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frame draw:name="Picture 2" draw:style-name="Mgr8" draw:text-style-name="MP11" draw:layer="backgroundobjects" svg:width="1.731cm" svg:height="1.731cm" svg:x="0cm" svg:y="17.318cm">
        <draw:image xlink:href="Pictures/1000000100000589000005897D0A11C4.gif" xlink:type="simple" xlink:show="embed" xlink:actuate="onLoad" draw:mime-type="image/gif">
          <text:p/>
        </draw:image>
      </draw:frame>
      <draw:frame draw:name="Title 1" presentation:style-name="Mpr38" draw:text-style-name="MP17" draw:layer="backgroundobjects" svg:width="29.603cm" svg:height="1.794cm" svg:x="1.999cm" svg:y="0.084cm" presentation:class="title" presentation:user-transformed="true">
        <draw:text-box>
          <text:p text:style-name="MP16"><text:span text:style-name="MT7">Click to edit Master title style</text:span></text:p>
        </draw:text-box>
      </draw:frame>
      <presentation:notes style:page-layout-name="PM0">
        <draw:page-thumbnail presentation:style-name="Nur_20_Titel-title" draw:layer="backgroundobjects" svg:width="0cm" svg:height="0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er" style:page-layout-name="PM1" draw:style-name="Mdp1">
      <loext:theme loext:name="SE_powerpoint_17">
        <loext:theme-colors loext:name="LS3 Scheme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063d79"/>
          <loext:color loext:name="accent2" loext:color="#b92700"/>
          <loext:color loext:name="accent3" loext:color="#008439"/>
          <loext:color loext:name="accent4" loext:color="#b97000"/>
          <loext:color loext:name="accent5" loext:color="#d8dadc"/>
          <loext:color loext:name="accent6" loext:color="#3f3f3f"/>
          <loext:color loext:name="hyperlink" loext:color="#063d79"/>
          <loext:color loext:name="followed-hyperlink" loext:color="#d8dadc"/>
        </loext:theme-colors>
      </loext:theme>
      <draw:custom-shape draw:name="Rectangle 32" draw:style-name="Mgr3" draw:text-style-name="MP6" draw:layer="backgroundobjects" svg:width="31.602cm" svg:height="1.723cm" svg:x="2.264cm" svg:y="17.326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38" draw:text-style-name="MP7" draw:layer="backgroundobjects" svg:width="9.127cm" svg:height="0.634cm" svg:x="12.339cm" svg:y="18.292cm">
        <text:p text:style-name="MP5"><text:span text:style-name="MT2">Autho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0" draw:style-name="Mgr5" draw:text-style-name="MP8" draw:layer="backgroundobjects" svg:x1="0.488cm" svg:y1="1.922cm" svg:x2="33.29cm" svg:y2="1.923cm">
        <text:p/>
      </draw:line>
      <draw:custom-shape draw:name="Text Box 34" draw:style-name="Mgr39" draw:text-style-name="MP10" draw:layer="backgroundobjects" svg:width="2.429cm" svg:height="0.757cm" svg:x="31.622cm" svg:y="17.803cm">
        <text:p text:style-name="MP9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40" draw:text-style-name="MP7" draw:layer="backgroundobjects" svg:width="24.307cm" svg:height="0.965cm" svg:x="4.749cm" svg:y="17.325cm">
        <text:p text:style-name="MP5"><text:span text:style-name="MT4">Titl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8" draw:text-style-name="MP11" draw:layer="backgroundobjects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rafik 12" draw:style-name="Mgr8" draw:text-style-name="MP11" draw:layer="backgroundobjects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rafik 14" draw:style-name="Mgr8" draw:text-style-name="MP11" draw:layer="backgroundobjects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rafik 15" draw:style-name="Mgr8" draw:text-style-name="MP11" draw:layer="backgroundobjects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rafik 16" draw:style-name="Mgr8" draw:text-style-name="MP11" draw:layer="backgroundobjects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frame draw:name="Picture 2" draw:style-name="Mgr8" draw:text-style-name="MP11" draw:layer="backgroundobjects" svg:width="1.731cm" svg:height="1.731cm" svg:x="0cm" svg:y="17.318cm">
        <draw:image xlink:href="Pictures/1000000100000589000005897D0A11C4.gif" xlink:type="simple" xlink:show="embed" xlink:actuate="onLoad" draw:mime-type="image/gif">
          <text:p/>
        </draw:image>
      </draw:frame>
      <presentation:notes style:page-layout-name="PM0">
        <draw:page-thumbnail presentation:style-name="Leer-title" draw:layer="backgroundobjects" svg:width="0cm" svg:height="0cm" svg:x="0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mit_20_Überschrift" style:display-name="Inhalt mit Überschrift" style:page-layout-name="PM1" draw:style-name="Mdp1">
      <loext:theme loext:name="SE_powerpoint_17">
        <loext:theme-colors loext:name="LS3 Scheme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063d79"/>
          <loext:color loext:name="accent2" loext:color="#b92700"/>
          <loext:color loext:name="accent3" loext:color="#008439"/>
          <loext:color loext:name="accent4" loext:color="#b97000"/>
          <loext:color loext:name="accent5" loext:color="#d8dadc"/>
          <loext:color loext:name="accent6" loext:color="#3f3f3f"/>
          <loext:color loext:name="hyperlink" loext:color="#063d79"/>
          <loext:color loext:name="followed-hyperlink" loext:color="#d8dadc"/>
        </loext:theme-colors>
      </loext:theme>
      <draw:custom-shape draw:name="Rectangle 32" draw:style-name="Mgr3" draw:text-style-name="MP6" draw:layer="backgroundobjects" svg:width="31.602cm" svg:height="1.723cm" svg:x="2.264cm" svg:y="17.326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41" draw:text-style-name="MP7" draw:layer="backgroundobjects" svg:width="9.127cm" svg:height="0.634cm" svg:x="12.339cm" svg:y="18.292cm">
        <text:p text:style-name="MP5"><text:span text:style-name="MT2">Autho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0" draw:style-name="Mgr5" draw:text-style-name="MP8" draw:layer="backgroundobjects" svg:x1="0.488cm" svg:y1="1.922cm" svg:x2="33.29cm" svg:y2="1.923cm">
        <text:p/>
      </draw:line>
      <draw:custom-shape draw:name="Text Box 34" draw:style-name="Mgr42" draw:text-style-name="MP10" draw:layer="backgroundobjects" svg:width="2.429cm" svg:height="0.757cm" svg:x="31.622cm" svg:y="17.803cm">
        <text:p text:style-name="MP9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43" draw:text-style-name="MP7" draw:layer="backgroundobjects" svg:width="24.307cm" svg:height="0.965cm" svg:x="4.749cm" svg:y="17.325cm">
        <text:p text:style-name="MP5"><text:span text:style-name="MT4">Titl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8" draw:text-style-name="MP11" draw:layer="backgroundobjects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rafik 12" draw:style-name="Mgr8" draw:text-style-name="MP11" draw:layer="backgroundobjects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rafik 14" draw:style-name="Mgr8" draw:text-style-name="MP11" draw:layer="backgroundobjects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rafik 15" draw:style-name="Mgr8" draw:text-style-name="MP11" draw:layer="backgroundobjects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rafik 16" draw:style-name="Mgr8" draw:text-style-name="MP11" draw:layer="backgroundobjects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frame draw:name="Picture 2" draw:style-name="Mgr8" draw:text-style-name="MP11" draw:layer="backgroundobjects" svg:width="1.731cm" svg:height="1.731cm" svg:x="0cm" svg:y="17.318cm">
        <draw:image xlink:href="Pictures/1000000100000589000005897D0A11C4.gif" xlink:type="simple" xlink:show="embed" xlink:actuate="onLoad" draw:mime-type="image/gif">
          <text:p/>
        </draw:image>
      </draw:frame>
      <draw:frame draw:name="Title 1" presentation:style-name="Mpr43" draw:text-style-name="MP19" draw:layer="backgroundobjects" svg:width="11.141cm" svg:height="3.227cm" svg:x="1.693cm" svg:y="0.758cm" presentation:class="title" presentation:user-transformed="true">
        <draw:text-box>
          <text:p text:style-name="MP18"><text:span text:style-name="MT8">Click to edit Master title style</text:span></text:p>
        </draw:text-box>
      </draw:frame>
      <draw:frame draw:name="Content Placeholder 2" presentation:style-name="Mpr44" draw:text-style-name="MP21" draw:layer="backgroundobjects" svg:width="18.931cm" svg:height="16.258cm" svg:x="13.241cm" svg:y="0.758cm" presentation:class="outline" presentation:user-transformed="true">
        <draw:text-box>
          <text:p text:style-name="MP36"><text:span text:style-name="MT20">Edit Master text styles</text:span></text:p>
          <text:list text:style-name="ML10">
            <text:list-item>
              <text:list>
                <text:list-item>
                  <text:p text:style-name="MP37"><text:span text:style-name="MT1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37"><text:span text:style-name="MT15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7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7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3" draw:layer="backgroundobjects" svg:width="11.141cm" svg:height="13.03cm" svg:x="1.693cm" svg:y="3.986cm" presentation:class="outline" presentation:user-transformed="true">
        <draw:text-box>
          <text:p text:style-name="MP22"><text:span text:style-name="MT10">Edit Master text styles</text:span></text:p>
        </draw:text-box>
      </draw:frame>
      <presentation:notes style:page-layout-name="PM0">
        <draw:page-thumbnail presentation:style-name="Inhalt_20_mit_20_Überschrift-title" draw:layer="backgroundobjects" svg:width="0cm" svg:height="0cm" svg:x="0cm" svg:y="2.257cm" presentation:class="page"/>
        <draw:frame presentation:style-name="Inhalt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itle</dc:title>
    <meta:initial-creator>Johannes</meta:initial-creator>
    <meta:editing-cycles>3</meta:editing-cycles>
    <meta:print-date>2016-01-25T12:52:54</meta:print-date>
    <meta:creation-date>2021-10-28T09:49:50</meta:creation-date>
    <dc:date>2024-01-24T06:15:48.007616973</dc:date>
    <meta:editing-duration>PT4M49S</meta:editing-duration>
    <meta:generator>LibreOffice/7.6.4.1$Linux_X86_64 LibreOffice_project/60$Build-1</meta:generator>
    <meta:document-statistic meta:object-count="280"/>
    <meta:user-defined meta:name="AppVersion">16.0000</meta:user-defined>
    <meta:user-defined meta:name="Company">University of Würzburg</meta:user-defined>
    <meta:user-defined meta:name="PresentationFormat">Widescreen</meta:user-defined>
    <meta:user-defined meta:name="Slides" meta:value-type="float">5</meta:user-defined>
    <meta:template xlink:type="simple" xlink:actuate="onRequest" xlink:title="Vorlage_-_Students_16.9" xlink:href=""/>
  </office:meta>
</office:document-meta>
</file>